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<text:s/>SHVR</text:p>
          </table:table-cell>
          <table:table-cell office:value-type="float" office:value="209.626316" calcext:value-type="float">
            <text:p>209.626316</text:p>
          </table:table-cell>
          <table:table-cell office:value-type="float" office:value="11.152632" calcext:value-type="float">
            <text:p>11.15263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5" calcext:value-type="float">
            <text:p>225</text:p>
          </table:table-cell>
          <table:table-cell office:value-type="float" office:value="6.15" calcext:value-type="float">
            <text:p>6.1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4.238889" calcext:value-type="float">
            <text:p>234.238889</text:p>
          </table:table-cell>
          <table:table-cell office:value-type="float" office:value="11.480556" calcext:value-type="float">
            <text:p>11.48055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2.95" calcext:value-type="float">
            <text:p>182.95</text:p>
          </table:table-cell>
          <table:table-cell office:value-type="float" office:value="6.75" calcext:value-type="float">
            <text:p>6.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8.651471" calcext:value-type="float">
            <text:p>268.651471</text:p>
          </table:table-cell>
          <table:table-cell office:value-type="float" office:value="11.330882" calcext:value-type="float">
            <text:p>11.33088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0.308333" calcext:value-type="float">
            <text:p>220.308333</text:p>
          </table:table-cell>
          <table:table-cell office:value-type="float" office:value="6.791667" calcext:value-type="float">
            <text:p>6.7916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2.08125" calcext:value-type="float">
            <text:p>222.08125</text:p>
          </table:table-cell>
          <table:table-cell office:value-type="float" office:value="11.234375" calcext:value-type="float">
            <text:p>11.23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01.1" calcext:value-type="float">
            <text:p>201.1</text:p>
          </table:table-cell>
          <table:table-cell office:value-type="float" office:value="7.2625" calcext:value-type="float">
            <text:p>7.26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10.351667" calcext:value-type="float">
            <text:p>310.351667</text:p>
          </table:table-cell>
          <table:table-cell office:value-type="float" office:value="10.783333" calcext:value-type="float">
            <text:p>10.783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88.15" calcext:value-type="float">
            <text:p>288.15</text:p>
          </table:table-cell>
          <table:table-cell office:value-type="float" office:value="8.06" calcext:value-type="float">
            <text:p>8.0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1.75" calcext:value-type="float">
            <text:p>171.75</text:p>
          </table:table-cell>
          <table:table-cell office:value-type="float" office:value="11.025" calcext:value-type="float">
            <text:p>11.0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6.120833" calcext:value-type="float">
            <text:p>176.120833</text:p>
          </table:table-cell>
          <table:table-cell office:value-type="float" office:value="7.008333" calcext:value-type="float">
            <text:p>7.0083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3.8" calcext:value-type="float">
            <text:p>263.8</text:p>
          </table:table-cell>
          <table:table-cell office:value-type="float" office:value="11.236538" calcext:value-type="float">
            <text:p>11.2365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9.517857" calcext:value-type="float">
            <text:p>229.517857</text:p>
          </table:table-cell>
          <table:table-cell office:value-type="float" office:value="7.003571" calcext:value-type="float">
            <text:p>7.003571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7.995833" calcext:value-type="float">
            <text:p>257.995833</text:p>
          </table:table-cell>
          <table:table-cell office:value-type="float" office:value="11.75" calcext:value-type="float">
            <text:p>11.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1.590625" calcext:value-type="float">
            <text:p>191.590625</text:p>
          </table:table-cell>
          <table:table-cell office:value-type="float" office:value="6.41875" calcext:value-type="float">
            <text:p>6.418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64.752273" calcext:value-type="float">
            <text:p>164.752273</text:p>
          </table:table-cell>
          <table:table-cell office:value-type="float" office:value="11.772727" calcext:value-type="float">
            <text:p>11.7727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16.158333" calcext:value-type="float">
            <text:p>116.158333</text:p>
          </table:table-cell>
          <table:table-cell office:value-type="float" office:value="5.538889" calcext:value-type="float">
            <text:p>5.53888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6.38" calcext:value-type="float">
            <text:p>266.38</text:p>
          </table:table-cell>
          <table:table-cell office:value-type="float" office:value="12.085" calcext:value-type="float">
            <text:p>12.08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4.0925" calcext:value-type="float">
            <text:p>194.0925</text:p>
          </table:table-cell>
          <table:table-cell office:value-type="float" office:value="6.25" calcext:value-type="float">
            <text:p>6.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82.944444" calcext:value-type="float">
            <text:p>282.944444</text:p>
          </table:table-cell>
          <table:table-cell office:value-type="float" office:value="12.083333" calcext:value-type="float">
            <text:p>12.083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1.595455" calcext:value-type="float">
            <text:p>221.595455</text:p>
          </table:table-cell>
          <table:table-cell office:value-type="float" office:value="6.8" calcext:value-type="float">
            <text:p>6.8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1.95625" calcext:value-type="float">
            <text:p>171.95625</text:p>
          </table:table-cell>
          <table:table-cell office:value-type="float" office:value="12.9" calcext:value-type="float">
            <text:p>12.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04.660417" calcext:value-type="float">
            <text:p>104.660417</text:p>
          </table:table-cell>
          <table:table-cell office:value-type="float" office:value="4.970833" calcext:value-type="float">
            <text:p>4.9708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7.446429" calcext:value-type="float">
            <text:p>227.446429</text:p>
          </table:table-cell>
          <table:table-cell office:value-type="float" office:value="11.567857" calcext:value-type="float">
            <text:p>11.56785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9.201923" calcext:value-type="float">
            <text:p>169.201923</text:p>
          </table:table-cell>
          <table:table-cell office:value-type="float" office:value="6.428846" calcext:value-type="float">
            <text:p>6.42884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0.683333" calcext:value-type="float">
            <text:p>220.683333</text:p>
          </table:table-cell>
          <table:table-cell office:value-type="float" office:value="12.041667" calcext:value-type="float">
            <text:p>12.04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64.242857" calcext:value-type="float">
            <text:p>164.242857</text:p>
          </table:table-cell>
          <table:table-cell office:value-type="float" office:value="6.142857" calcext:value-type="float">
            <text:p>6.14285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21.5" calcext:value-type="float">
            <text:p>321.5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64.376667" calcext:value-type="float">
            <text:p>264.376667</text:p>
          </table:table-cell>
          <table:table-cell office:value-type="float" office:value="7.336667" calcext:value-type="float">
            <text:p>7.3366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8.31875" calcext:value-type="float">
            <text:p>228.31875</text:p>
          </table:table-cell>
          <table:table-cell office:value-type="float" office:value="12.5" calcext:value-type="float">
            <text:p>12.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56.589063" calcext:value-type="float">
            <text:p>156.589063</text:p>
          </table:table-cell>
          <table:table-cell office:value-type="float" office:value="5.89375" calcext:value-type="float">
            <text:p>5.893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9.733333" calcext:value-type="float">
            <text:p>259.733333</text:p>
          </table:table-cell>
          <table:table-cell office:value-type="float" office:value="13.325" calcext:value-type="float">
            <text:p>13.3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51.414706" calcext:value-type="float">
            <text:p>151.414706</text:p>
          </table:table-cell>
          <table:table-cell office:value-type="float" office:value="5.772059" calcext:value-type="float">
            <text:p>5.77205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9.975" calcext:value-type="float">
            <text:p>269.975</text:p>
          </table:table-cell>
          <table:table-cell office:value-type="float" office:value="13.6625" calcext:value-type="float">
            <text:p>13.6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3.322222" calcext:value-type="float">
            <text:p>173.322222</text:p>
          </table:table-cell>
          <table:table-cell office:value-type="float" office:value="6.568056" calcext:value-type="float">
            <text:p>6.568056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64.925" calcext:value-type="float">
            <text:p>164.925</text:p>
          </table:table-cell>
          <table:table-cell office:value-type="float" office:value="13.425" calcext:value-type="float">
            <text:p>13.4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43.092105" calcext:value-type="float">
            <text:p>143.092105</text:p>
          </table:table-cell>
          <table:table-cell office:value-type="float" office:value="6.167105" calcext:value-type="float">
            <text:p>6.16710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3.960526" calcext:value-type="float">
            <text:p>263.960526</text:p>
          </table:table-cell>
          <table:table-cell office:value-type="float" office:value="9.538158" calcext:value-type="float">
            <text:p>9.53815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3.325" calcext:value-type="float">
            <text:p>203.325</text:p>
          </table:table-cell>
          <table:table-cell office:value-type="float" office:value="9.925" calcext:value-type="float">
            <text:p>9.9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06.091667" calcext:value-type="float">
            <text:p>306.091667</text:p>
          </table:table-cell>
          <table:table-cell office:value-type="float" office:value="10.1375" calcext:value-type="float">
            <text:p>10.1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81.8625" calcext:value-type="float">
            <text:p>281.8625</text:p>
          </table:table-cell>
          <table:table-cell office:value-type="float" office:value="8.0625" calcext:value-type="float">
            <text:p>8.06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80.635294" calcext:value-type="float">
            <text:p>280.635294</text:p>
          </table:table-cell>
          <table:table-cell office:value-type="float" office:value="10.292647" calcext:value-type="float">
            <text:p>10.2926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8.916667" calcext:value-type="float">
            <text:p>198.916667</text:p>
          </table:table-cell>
          <table:table-cell office:value-type="float" office:value="7.425" calcext:value-type="float">
            <text:p>7.4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30.06875" calcext:value-type="float">
            <text:p>230.06875</text:p>
          </table:table-cell>
          <table:table-cell office:value-type="float" office:value="10.21875" calcext:value-type="float">
            <text:p>10.21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7.4375" calcext:value-type="float">
            <text:p>197.4375</text:p>
          </table:table-cell>
          <table:table-cell office:value-type="float" office:value="7.5875" calcext:value-type="float">
            <text:p>7.5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7.406667" calcext:value-type="float">
            <text:p>227.406667</text:p>
          </table:table-cell>
          <table:table-cell office:value-type="float" office:value="10.135" calcext:value-type="float">
            <text:p>10.1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8.785" calcext:value-type="float">
            <text:p>178.785</text:p>
          </table:table-cell>
          <table:table-cell office:value-type="float" office:value="7.125" calcext:value-type="float">
            <text:p>7.1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76.973214" calcext:value-type="float">
            <text:p>276.973214</text:p>
          </table:table-cell>
          <table:table-cell office:value-type="float" office:value="10.208929" calcext:value-type="float">
            <text:p>10.2089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00.091667" calcext:value-type="float">
            <text:p>200.091667</text:p>
          </table:table-cell>
          <table:table-cell office:value-type="float" office:value="6.954167" calcext:value-type="float">
            <text:p>6.9541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51.036539" calcext:value-type="float">
            <text:p>251.036539</text:p>
          </table:table-cell>
          <table:table-cell office:value-type="float" office:value="10.057692" calcext:value-type="float">
            <text:p>10.05769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6.246429" calcext:value-type="float">
            <text:p>176.246429</text:p>
          </table:table-cell>
          <table:table-cell office:value-type="float" office:value="6.671429" calcext:value-type="float">
            <text:p>6.67142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91.341667" calcext:value-type="float">
            <text:p>291.341667</text:p>
          </table:table-cell>
          <table:table-cell office:value-type="float" office:value="10.766667" calcext:value-type="float">
            <text:p>10.76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5.646875" calcext:value-type="float">
            <text:p>165.646875</text:p>
          </table:table-cell>
          <table:table-cell office:value-type="float" office:value="5.81875" calcext:value-type="float">
            <text:p>5.81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14.740909" calcext:value-type="float">
            <text:p>314.740909</text:p>
          </table:table-cell>
          <table:table-cell office:value-type="float" office:value="9.531818" calcext:value-type="float">
            <text:p>9.53181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8.802778" calcext:value-type="float">
            <text:p>218.802778</text:p>
          </table:table-cell>
          <table:table-cell office:value-type="float" office:value="6.255556" calcext:value-type="float">
            <text:p>6.25555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20.31" calcext:value-type="float">
            <text:p>220.31</text:p>
          </table:table-cell>
          <table:table-cell office:value-type="float" office:value="9.7075" calcext:value-type="float">
            <text:p>9.70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4.96" calcext:value-type="float">
            <text:p>144.96</text:p>
          </table:table-cell>
          <table:table-cell office:value-type="float" office:value="6.2725" calcext:value-type="float">
            <text:p>6.27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0.069444" calcext:value-type="float">
            <text:p>210.069444</text:p>
          </table:table-cell>
          <table:table-cell office:value-type="float" office:value="9.95" calcext:value-type="float">
            <text:p>9.9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6.531818" calcext:value-type="float">
            <text:p>136.531818</text:p>
          </table:table-cell>
          <table:table-cell office:value-type="float" office:value="5.727273" calcext:value-type="float">
            <text:p>5.72727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2.471875" calcext:value-type="float">
            <text:p>212.471875</text:p>
          </table:table-cell>
          <table:table-cell office:value-type="float" office:value="9.459375" calcext:value-type="float">
            <text:p>9.459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5.858333" calcext:value-type="float">
            <text:p>115.858333</text:p>
          </table:table-cell>
          <table:table-cell office:value-type="float" office:value="5.51875" calcext:value-type="float">
            <text:p>5.51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47.664286" calcext:value-type="float">
            <text:p>147.664286</text:p>
          </table:table-cell>
          <table:table-cell office:value-type="float" office:value="9.778571" calcext:value-type="float">
            <text:p>9.7785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3.894231" calcext:value-type="float">
            <text:p>83.894231</text:p>
          </table:table-cell>
          <table:table-cell office:value-type="float" office:value="5.261539" calcext:value-type="float">
            <text:p>5.261539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72.270833" calcext:value-type="float">
            <text:p>172.270833</text:p>
          </table:table-cell>
          <table:table-cell office:value-type="float" office:value="10.8" calcext:value-type="float">
            <text:p>10.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6.6125" calcext:value-type="float">
            <text:p>86.6125</text:p>
          </table:table-cell>
          <table:table-cell office:value-type="float" office:value="4.778571" calcext:value-type="float">
            <text:p>4.7785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352.405" calcext:value-type="float">
            <text:p>352.405</text:p>
          </table:table-cell>
          <table:table-cell office:value-type="float" office:value="9.615" calcext:value-type="float">
            <text:p>9.6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9.203333" calcext:value-type="float">
            <text:p>149.203333</text:p>
          </table:table-cell>
          <table:table-cell office:value-type="float" office:value="4.761667" calcext:value-type="float">
            <text:p>4.7616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1.56875" calcext:value-type="float">
            <text:p>211.56875</text:p>
          </table:table-cell>
          <table:table-cell office:value-type="float" office:value="10.2625" calcext:value-type="float">
            <text:p>10.2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3.264062" calcext:value-type="float">
            <text:p>73.264062</text:p>
          </table:table-cell>
          <table:table-cell office:value-type="float" office:value="3.903125" calcext:value-type="float">
            <text:p>3.9031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125.491667" calcext:value-type="float">
            <text:p>125.491667</text:p>
          </table:table-cell>
          <table:table-cell office:value-type="float" office:value="10.525" calcext:value-type="float">
            <text:p>10.5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53.641177" calcext:value-type="float">
            <text:p>53.641177</text:p>
          </table:table-cell>
          <table:table-cell office:value-type="float" office:value="3.551471" calcext:value-type="float">
            <text:p>3.551471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17.825" calcext:value-type="float">
            <text:p>217.825</text:p>
          </table:table-cell>
          <table:table-cell office:value-type="float" office:value="10" calcext:value-type="float">
            <text:p>10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57.761111" calcext:value-type="float">
            <text:p>57.761111</text:p>
          </table:table-cell>
          <table:table-cell office:value-type="float" office:value="3.352778" calcext:value-type="float">
            <text:p>3.35277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SHVR</text:p>
          </table:table-cell>
          <table:table-cell office:value-type="float" office:value="265.425" calcext:value-type="float">
            <text:p>265.425</text:p>
          </table:table-cell>
          <table:table-cell office:value-type="float" office:value="9.75" calcext:value-type="float">
            <text:p>9.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P</text:p>
          </table:table-cell>
          <table:table-cell office:value-type="float" office:value="73.946053" calcext:value-type="float">
            <text:p>73.946053</text:p>
          </table:table-cell>
          <table:table-cell office:value-type="float" office:value="2.7" calcext:value-type="float">
            <text:p>2.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0.365" calcext:value-type="float">
            <text:p>120.365</text:p>
          </table:table-cell>
          <table:table-cell office:value-type="float" office:value="6.15" calcext:value-type="float">
            <text:p>6.1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9.654474" calcext:value-type="float">
            <text:p>229.654474</text:p>
          </table:table-cell>
          <table:table-cell office:value-type="float" office:value="10.642105" calcext:value-type="float">
            <text:p>10.6421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8.814375" calcext:value-type="float">
            <text:p>118.814375</text:p>
          </table:table-cell>
          <table:table-cell office:value-type="float" office:value="6.0875" calcext:value-type="float">
            <text:p>6.0875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77.106736" calcext:value-type="float">
            <text:p>177.106736</text:p>
          </table:table-cell>
          <table:table-cell office:value-type="float" office:value="10.631944" calcext:value-type="float">
            <text:p>10.6319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1.32375" calcext:value-type="float">
            <text:p>161.32375</text:p>
          </table:table-cell>
          <table:table-cell office:value-type="float" office:value="6.291667" calcext:value-type="float">
            <text:p>6.291667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7.366397" calcext:value-type="float">
            <text:p>227.366397</text:p>
          </table:table-cell>
          <table:table-cell office:value-type="float" office:value="10.589706" calcext:value-type="float">
            <text:p>10.58970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9.75375" calcext:value-type="float">
            <text:p>129.75375</text:p>
          </table:table-cell>
          <table:table-cell office:value-type="float" office:value="5.49375" calcext:value-type="float">
            <text:p>5.49375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19.444375" calcext:value-type="float">
            <text:p>219.444375</text:p>
          </table:table-cell>
          <table:table-cell office:value-type="float" office:value="10.679688" calcext:value-type="float">
            <text:p>10.67968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3.4005" calcext:value-type="float">
            <text:p>183.4005</text:p>
          </table:table-cell>
          <table:table-cell office:value-type="float" office:value="5.545" calcext:value-type="float">
            <text:p>5.545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50.774833" calcext:value-type="float">
            <text:p>250.774833</text:p>
          </table:table-cell>
          <table:table-cell office:value-type="float" office:value="10.698333" calcext:value-type="float">
            <text:p>10.698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6.437917" calcext:value-type="float">
            <text:p>166.437917</text:p>
          </table:table-cell>
          <table:table-cell office:value-type="float" office:value="6.145833" calcext:value-type="float">
            <text:p>6.145833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6.08375" calcext:value-type="float">
            <text:p>226.08375</text:p>
          </table:table-cell>
          <table:table-cell office:value-type="float" office:value="10.4375" calcext:value-type="float">
            <text:p>10.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3.778393" calcext:value-type="float">
            <text:p>133.778393</text:p>
          </table:table-cell>
          <table:table-cell office:value-type="float" office:value="5.45" calcext:value-type="float">
            <text:p>5.45</text:p>
          </table:table-cell>
          <table:table-cell office:value-type="float" office:value="0.00304" calcext:value-type="float">
            <text:p>0.00304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1.22125" calcext:value-type="float">
            <text:p>231.22125</text:p>
          </table:table-cell>
          <table:table-cell office:value-type="float" office:value="10.426923" calcext:value-type="float">
            <text:p>10.426923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5.566875" calcext:value-type="float">
            <text:p>135.566875</text:p>
          </table:table-cell>
          <table:table-cell office:value-type="float" office:value="4.953125" calcext:value-type="float">
            <text:p>4.953125</text:p>
          </table:table-cell>
          <table:table-cell office:value-type="float" office:value="0.006076" calcext:value-type="float">
            <text:p>0.00607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29.9075" calcext:value-type="float">
            <text:p>229.9075</text:p>
          </table:table-cell>
          <table:table-cell office:value-type="float" office:value="10.652083" calcext:value-type="float">
            <text:p>10.652083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7.928472" calcext:value-type="float">
            <text:p>147.928472</text:p>
          </table:table-cell>
          <table:table-cell office:value-type="float" office:value="5.455556" calcext:value-type="float">
            <text:p>5.455556</text:p>
          </table:table-cell>
          <table:table-cell office:value-type="float" office:value="0.006256" calcext:value-type="float">
            <text:p>0.00625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93.310795" calcext:value-type="float">
            <text:p>193.310795</text:p>
          </table:table-cell>
          <table:table-cell office:value-type="float" office:value="9.990909" calcext:value-type="float">
            <text:p>9.990909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07.589" calcext:value-type="float">
            <text:p>107.589</text:p>
          </table:table-cell>
          <table:table-cell office:value-type="float" office:value="4.965" calcext:value-type="float">
            <text:p>4.965</text:p>
          </table:table-cell>
          <table:table-cell office:value-type="float" office:value="0.006574" calcext:value-type="float">
            <text:p>0.006574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13.0935" calcext:value-type="float">
            <text:p>213.0935</text:p>
          </table:table-cell>
          <table:table-cell office:value-type="float" office:value="10.69" calcext:value-type="float">
            <text:p>10.6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70.496364" calcext:value-type="float">
            <text:p>70.496364</text:p>
          </table:table-cell>
          <table:table-cell office:value-type="float" office:value="4.411364" calcext:value-type="float">
            <text:p>4.411364</text:p>
          </table:table-cell>
          <table:table-cell office:value-type="float" office:value="0.005311" calcext:value-type="float">
            <text:p>0.005311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70.482222" calcext:value-type="float">
            <text:p>170.482222</text:p>
          </table:table-cell>
          <table:table-cell office:value-type="float" office:value="10.408333" calcext:value-type="float">
            <text:p>10.40833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5.96" calcext:value-type="float">
            <text:p>205.96</text:p>
          </table:table-cell>
          <table:table-cell office:value-type="float" office:value="5.8125" calcext:value-type="float">
            <text:p>5.8125</text:p>
          </table:table-cell>
          <table:table-cell office:value-type="float" office:value="0.005453" calcext:value-type="float">
            <text:p>0.005453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10.05375" calcext:value-type="float">
            <text:p>310.05375</text:p>
          </table:table-cell>
          <table:table-cell office:value-type="float" office:value="10.38125" calcext:value-type="float">
            <text:p>10.3812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9.709135" calcext:value-type="float">
            <text:p>209.709135</text:p>
          </table:table-cell>
          <table:table-cell office:value-type="float" office:value="6.019231" calcext:value-type="float">
            <text:p>6.019231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21.961607" calcext:value-type="float">
            <text:p>321.961607</text:p>
          </table:table-cell>
          <table:table-cell office:value-type="float" office:value="10.178571" calcext:value-type="float">
            <text:p>10.178571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8.555357" calcext:value-type="float">
            <text:p>158.555357</text:p>
          </table:table-cell>
          <table:table-cell office:value-type="float" office:value="5.044643" calcext:value-type="float">
            <text:p>5.044643</text:p>
          </table:table-cell>
          <table:table-cell office:value-type="float" office:value="0.005019" calcext:value-type="float">
            <text:p>0.005019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42.395833" calcext:value-type="float">
            <text:p>242.395833</text:p>
          </table:table-cell>
          <table:table-cell office:value-type="float" office:value="10.345833" calcext:value-type="float">
            <text:p>10.345833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3.619833" calcext:value-type="float">
            <text:p>173.619833</text:p>
          </table:table-cell>
          <table:table-cell office:value-type="float" office:value="5.658333" calcext:value-type="float">
            <text:p>5.658333</text:p>
          </table:table-cell>
          <table:table-cell office:value-type="float" office:value="0.006011" calcext:value-type="float">
            <text:p>0.00601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42.8805" calcext:value-type="float">
            <text:p>242.8805</text:p>
          </table:table-cell>
          <table:table-cell office:value-type="float" office:value="9.945" calcext:value-type="float">
            <text:p>9.94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7.58" calcext:value-type="float">
            <text:p>117.58</text:p>
          </table:table-cell>
          <table:table-cell office:value-type="float" office:value="4.784375" calcext:value-type="float">
            <text:p>4.784375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89.99875" calcext:value-type="float">
            <text:p>189.99875</text:p>
          </table:table-cell>
          <table:table-cell office:value-type="float" office:value="9.9625" calcext:value-type="float">
            <text:p>9.96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1.639485" calcext:value-type="float">
            <text:p>151.639485</text:p>
          </table:table-cell>
          <table:table-cell office:value-type="float" office:value="5.898529" calcext:value-type="float">
            <text:p>5.898529</text:p>
          </table:table-cell>
          <table:table-cell office:value-type="float" office:value="0.00479" calcext:value-type="float">
            <text:p>0.00479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208.192917" calcext:value-type="float">
            <text:p>208.192917</text:p>
          </table:table-cell>
          <table:table-cell office:value-type="float" office:value="9.025" calcext:value-type="float">
            <text:p>9.02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4.007708" calcext:value-type="float">
            <text:p>144.007708</text:p>
          </table:table-cell>
          <table:table-cell office:value-type="float" office:value="5.475" calcext:value-type="float">
            <text:p>5.475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161.030625" calcext:value-type="float">
            <text:p>161.030625</text:p>
          </table:table-cell>
          <table:table-cell office:value-type="float" office:value="8.05" calcext:value-type="float">
            <text:p>8.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7.334474" calcext:value-type="float">
            <text:p>257.334474</text:p>
          </table:table-cell>
          <table:table-cell office:value-type="float" office:value="6.578947" calcext:value-type="float">
            <text:p>6.578947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SHVR</text:p>
          </table:table-cell>
          <table:table-cell office:value-type="float" office:value="303.695" calcext:value-type="float">
            <text:p>303.695</text:p>
          </table:table-cell>
          <table:table-cell office:value-type="float" office:value="10" calcext:value-type="float">
            <text:p>10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835849" calcext:value-type="float">
            <text:p>215.835849</text:p>
          </table:table-cell>
          <table:table-cell office:value-type="float" office:value="11.9" calcext:value-type="float">
            <text:p>11.9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4.812587" calcext:value-type="float">
            <text:p>204.812587</text:p>
          </table:table-cell>
          <table:table-cell office:value-type="float" office:value="11.376316" calcext:value-type="float">
            <text:p>11.3763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1.093794" calcext:value-type="float">
            <text:p>261.093794</text:p>
          </table:table-cell>
          <table:table-cell office:value-type="float" office:value="11.2125" calcext:value-type="float">
            <text:p>11.21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8.645134" calcext:value-type="float">
            <text:p>298.645134</text:p>
          </table:table-cell>
          <table:table-cell office:value-type="float" office:value="11.281944" calcext:value-type="float">
            <text:p>11.2819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0.891376" calcext:value-type="float">
            <text:p>150.891376</text:p>
          </table:table-cell>
          <table:table-cell office:value-type="float" office:value="11.133333" calcext:value-type="float">
            <text:p>11.13333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45.654463" calcext:value-type="float">
            <text:p>145.654463</text:p>
          </table:table-cell>
          <table:table-cell office:value-type="float" office:value="11.376471" calcext:value-type="float">
            <text:p>11.3764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5.479225" calcext:value-type="float">
            <text:p>275.479225</text:p>
          </table:table-cell>
          <table:table-cell office:value-type="float" office:value="12.01875" calcext:value-type="float">
            <text:p>12.018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7.766131" calcext:value-type="float">
            <text:p>267.766131</text:p>
          </table:table-cell>
          <table:table-cell office:value-type="float" office:value="10.889062" calcext:value-type="float">
            <text:p>10.8890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8.883491" calcext:value-type="float">
            <text:p>238.883491</text:p>
          </table:table-cell>
          <table:table-cell office:value-type="float" office:value="10.91" calcext:value-type="float">
            <text:p>10.9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3.753836" calcext:value-type="float">
            <text:p>233.753836</text:p>
          </table:table-cell>
          <table:table-cell office:value-type="float" office:value="10.94" calcext:value-type="float">
            <text:p>10.9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8.789565" calcext:value-type="float">
            <text:p>288.789565</text:p>
          </table:table-cell>
          <table:table-cell office:value-type="float" office:value="10.883333" calcext:value-type="float">
            <text:p>10.88333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75.588401" calcext:value-type="float">
            <text:p>275.588401</text:p>
          </table:table-cell>
          <table:table-cell office:value-type="float" office:value="11.082143" calcext:value-type="float">
            <text:p>11.082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05.088196" calcext:value-type="float">
            <text:p>305.088196</text:p>
          </table:table-cell>
          <table:table-cell office:value-type="float" office:value="11.482143" calcext:value-type="float">
            <text:p>11.48214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0.415971" calcext:value-type="float">
            <text:p>290.415971</text:p>
          </table:table-cell>
          <table:table-cell office:value-type="float" office:value="10.663462" calcext:value-type="float">
            <text:p>10.6634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5.347001" calcext:value-type="float">
            <text:p>245.347001</text:p>
          </table:table-cell>
          <table:table-cell office:value-type="float" office:value="10.7375" calcext:value-type="float">
            <text:p>10.7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34.079082" calcext:value-type="float">
            <text:p>234.079082</text:p>
          </table:table-cell>
          <table:table-cell office:value-type="float" office:value="10.954167" calcext:value-type="float">
            <text:p>10.9541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9.38977" calcext:value-type="float">
            <text:p>189.38977</text:p>
          </table:table-cell>
          <table:table-cell office:value-type="float" office:value="10.8" calcext:value-type="float">
            <text:p>10.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91.749279" calcext:value-type="float">
            <text:p>191.749279</text:p>
          </table:table-cell>
          <table:table-cell office:value-type="float" office:value="10.954545" calcext:value-type="float">
            <text:p>10.9545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6.483661" calcext:value-type="float">
            <text:p>276.483661</text:p>
          </table:table-cell>
          <table:table-cell office:value-type="float" office:value="11.14" calcext:value-type="float">
            <text:p>11.14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8.308839" calcext:value-type="float">
            <text:p>228.308839</text:p>
          </table:table-cell>
          <table:table-cell office:value-type="float" office:value="10.59" calcext:value-type="float">
            <text:p>10.5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6.25556" calcext:value-type="float">
            <text:p>226.25556</text:p>
          </table:table-cell>
          <table:table-cell office:value-type="float" office:value="10.761364" calcext:value-type="float">
            <text:p>10.76136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4.282094" calcext:value-type="float">
            <text:p>224.282094</text:p>
          </table:table-cell>
          <table:table-cell office:value-type="float" office:value="10.691667" calcext:value-type="float">
            <text:p>10.69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2.302938" calcext:value-type="float">
            <text:p>242.302938</text:p>
          </table:table-cell>
          <table:table-cell office:value-type="float" office:value="10.547917" calcext:value-type="float">
            <text:p>10.54791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5.073717" calcext:value-type="float">
            <text:p>245.073717</text:p>
          </table:table-cell>
          <table:table-cell office:value-type="float" office:value="11.215625" calcext:value-type="float">
            <text:p>11.215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7.397494" calcext:value-type="float">
            <text:p>237.397494</text:p>
          </table:table-cell>
          <table:table-cell office:value-type="float" office:value="10.790385" calcext:value-type="float">
            <text:p>10.79038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1.322512" calcext:value-type="float">
            <text:p>201.322512</text:p>
          </table:table-cell>
          <table:table-cell office:value-type="float" office:value="10.739286" calcext:value-type="float">
            <text:p>10.7392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1.751468" calcext:value-type="float">
            <text:p>291.751468</text:p>
          </table:table-cell>
          <table:table-cell office:value-type="float" office:value="11.005357" calcext:value-type="float">
            <text:p>11.00535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1.979908" calcext:value-type="float">
            <text:p>241.979908</text:p>
          </table:table-cell>
          <table:table-cell office:value-type="float" office:value="10.170833" calcext:value-type="float">
            <text:p>10.1708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2.344178" calcext:value-type="float">
            <text:p>182.344178</text:p>
          </table:table-cell>
          <table:table-cell office:value-type="float" office:value="10.776667" calcext:value-type="float">
            <text:p>10.77666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68.497465" calcext:value-type="float">
            <text:p>168.497465</text:p>
          </table:table-cell>
          <table:table-cell office:value-type="float" office:value="10.19" calcext:value-type="float">
            <text:p>10.1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8.971753" calcext:value-type="float">
            <text:p>288.971753</text:p>
          </table:table-cell>
          <table:table-cell office:value-type="float" office:value="10.9625" calcext:value-type="float">
            <text:p>10.962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20.35674" calcext:value-type="float">
            <text:p>220.35674</text:p>
          </table:table-cell>
          <table:table-cell office:value-type="float" office:value="9.7625" calcext:value-type="float">
            <text:p>9.7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2.264559" calcext:value-type="float">
            <text:p>252.264559</text:p>
          </table:table-cell>
          <table:table-cell office:value-type="float" office:value="10.691176" calcext:value-type="float">
            <text:p>10.691176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0.825833" calcext:value-type="float">
            <text:p>290.825833</text:p>
          </table:table-cell>
          <table:table-cell office:value-type="float" office:value="10.966667" calcext:value-type="float">
            <text:p>10.96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5.222697" calcext:value-type="float">
            <text:p>265.222697</text:p>
          </table:table-cell>
          <table:table-cell office:value-type="float" office:value="10.631944" calcext:value-type="float">
            <text:p>10.631944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2.070727" calcext:value-type="float">
            <text:p>292.070727</text:p>
          </table:table-cell>
          <table:table-cell office:value-type="float" office:value="10.4875" calcext:value-type="float">
            <text:p>10.4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5.243966" calcext:value-type="float">
            <text:p>225.243966</text:p>
          </table:table-cell>
          <table:table-cell office:value-type="float" office:value="10.667105" calcext:value-type="float">
            <text:p>10.6671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7.339646" calcext:value-type="float">
            <text:p>207.339646</text:p>
          </table:table-cell>
          <table:table-cell office:value-type="float" office:value="11.125" calcext:value-type="float">
            <text:p>11.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0.394737" calcext:value-type="float">
            <text:p>130.394737</text:p>
          </table:table-cell>
          <table:table-cell office:value-type="float" office:value="14.311842" calcext:value-type="float">
            <text:p>14.31184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32.55" calcext:value-type="float">
            <text:p>132.55</text:p>
          </table:table-cell>
          <table:table-cell office:value-type="float" office:value="5.375" calcext:value-type="float">
            <text:p>5.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4.936111" calcext:value-type="float">
            <text:p>164.936111</text:p>
          </table:table-cell>
          <table:table-cell office:value-type="float" office:value="14.319444" calcext:value-type="float">
            <text:p>14.319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3.95" calcext:value-type="float">
            <text:p>173.95</text:p>
          </table:table-cell>
          <table:table-cell office:value-type="float" office:value="6.375" calcext:value-type="float">
            <text:p>6.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6.589706" calcext:value-type="float">
            <text:p>116.589706</text:p>
          </table:table-cell>
          <table:table-cell office:value-type="float" office:value="14.836765" calcext:value-type="float">
            <text:p>14.83676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87.833333" calcext:value-type="float">
            <text:p>87.833333</text:p>
          </table:table-cell>
          <table:table-cell office:value-type="float" office:value="3.891667" calcext:value-type="float">
            <text:p>3.89166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02.651562" calcext:value-type="float">
            <text:p>102.651562</text:p>
          </table:table-cell>
          <table:table-cell office:value-type="float" office:value="14.323438" calcext:value-type="float">
            <text:p>14.32343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94.96875" calcext:value-type="float">
            <text:p>94.96875</text:p>
          </table:table-cell>
          <table:table-cell office:value-type="float" office:value="5.34375" calcext:value-type="float">
            <text:p>5.343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5.671667" calcext:value-type="float">
            <text:p>185.671667</text:p>
          </table:table-cell>
          <table:table-cell office:value-type="float" office:value="14.186667" calcext:value-type="float">
            <text:p>14.18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78.375" calcext:value-type="float">
            <text:p>178.375</text:p>
          </table:table-cell>
          <table:table-cell office:value-type="float" office:value="6.27" calcext:value-type="float">
            <text:p>6.27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66.823214" calcext:value-type="float">
            <text:p>266.823214</text:p>
          </table:table-cell>
          <table:table-cell office:value-type="float" office:value="14.471429" calcext:value-type="float">
            <text:p>14.4714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61.608333" calcext:value-type="float">
            <text:p>261.608333</text:p>
          </table:table-cell>
          <table:table-cell office:value-type="float" office:value="6.875" calcext:value-type="float">
            <text:p>6.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19.644231" calcext:value-type="float">
            <text:p>119.644231</text:p>
          </table:table-cell>
          <table:table-cell office:value-type="float" office:value="14.348077" calcext:value-type="float">
            <text:p>14.34807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98.453571" calcext:value-type="float">
            <text:p>98.453571</text:p>
          </table:table-cell>
          <table:table-cell office:value-type="float" office:value="5.182143" calcext:value-type="float">
            <text:p>5.18214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0.225" calcext:value-type="float">
            <text:p>130.225</text:p>
          </table:table-cell>
          <table:table-cell office:value-type="float" office:value="14.120833" calcext:value-type="float">
            <text:p>14.1208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16.065625" calcext:value-type="float">
            <text:p>116.065625</text:p>
          </table:table-cell>
          <table:table-cell office:value-type="float" office:value="5.7625" calcext:value-type="float">
            <text:p>5.76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5.85" calcext:value-type="float">
            <text:p>135.85</text:p>
          </table:table-cell>
          <table:table-cell office:value-type="float" office:value="14.325" calcext:value-type="float">
            <text:p>14.3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0.444444" calcext:value-type="float">
            <text:p>120.444444</text:p>
          </table:table-cell>
          <table:table-cell office:value-type="float" office:value="5.519445" calcext:value-type="float">
            <text:p>5.51944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1.5525" calcext:value-type="float">
            <text:p>191.5525</text:p>
          </table:table-cell>
          <table:table-cell office:value-type="float" office:value="14.35" calcext:value-type="float">
            <text:p>14.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3.0675" calcext:value-type="float">
            <text:p>183.0675</text:p>
          </table:table-cell>
          <table:table-cell office:value-type="float" office:value="6.185" calcext:value-type="float">
            <text:p>6.18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79.494444" calcext:value-type="float">
            <text:p>179.494444</text:p>
          </table:table-cell>
          <table:table-cell office:value-type="float" office:value="13.869444" calcext:value-type="float">
            <text:p>13.869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3.577273" calcext:value-type="float">
            <text:p>223.577273</text:p>
          </table:table-cell>
          <table:table-cell office:value-type="float" office:value="7.338636" calcext:value-type="float">
            <text:p>7.33863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6.05" calcext:value-type="float">
            <text:p>226.05</text:p>
          </table:table-cell>
          <table:table-cell office:value-type="float" office:value="14.0625" calcext:value-type="float">
            <text:p>14.0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37.854167" calcext:value-type="float">
            <text:p>237.854167</text:p>
          </table:table-cell>
          <table:table-cell office:value-type="float" office:value="7.1875" calcext:value-type="float">
            <text:p>7.1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6.614286" calcext:value-type="float">
            <text:p>256.614286</text:p>
          </table:table-cell>
          <table:table-cell office:value-type="float" office:value="14.196429" calcext:value-type="float">
            <text:p>14.1964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73.523077" calcext:value-type="float">
            <text:p>273.523077</text:p>
          </table:table-cell>
          <table:table-cell office:value-type="float" office:value="7.532692" calcext:value-type="float">
            <text:p>7.53269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6.316667" calcext:value-type="float">
            <text:p>206.316667</text:p>
          </table:table-cell>
          <table:table-cell office:value-type="float" office:value="13.833333" calcext:value-type="float">
            <text:p>13.833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7.076786" calcext:value-type="float">
            <text:p>187.076786</text:p>
          </table:table-cell>
          <table:table-cell office:value-type="float" office:value="6.632143" calcext:value-type="float">
            <text:p>6.632143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425" calcext:value-type="float">
            <text:p>197.425</text:p>
          </table:table-cell>
          <table:table-cell office:value-type="float" office:value="14.075" calcext:value-type="float">
            <text:p>14.0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6.053333" calcext:value-type="float">
            <text:p>196.053333</text:p>
          </table:table-cell>
          <table:table-cell office:value-type="float" office:value="6.495" calcext:value-type="float">
            <text:p>6.49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1.875" calcext:value-type="float">
            <text:p>181.875</text:p>
          </table:table-cell>
          <table:table-cell office:value-type="float" office:value="14.1" calcext:value-type="float">
            <text:p>14.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7.740625" calcext:value-type="float">
            <text:p>187.740625</text:p>
          </table:table-cell>
          <table:table-cell office:value-type="float" office:value="6.9625" calcext:value-type="float">
            <text:p>6.962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3.808333" calcext:value-type="float">
            <text:p>223.808333</text:p>
          </table:table-cell>
          <table:table-cell office:value-type="float" office:value="14.683333" calcext:value-type="float">
            <text:p>14.683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17.501471" calcext:value-type="float">
            <text:p>217.501471</text:p>
          </table:table-cell>
          <table:table-cell office:value-type="float" office:value="7.035294" calcext:value-type="float">
            <text:p>7.03529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33.5375" calcext:value-type="float">
            <text:p>133.5375</text:p>
          </table:table-cell>
          <table:table-cell office:value-type="float" office:value="14.45" calcext:value-type="float">
            <text:p>14.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28.830556" calcext:value-type="float">
            <text:p>128.830556</text:p>
          </table:table-cell>
          <table:table-cell office:value-type="float" office:value="5.522222" calcext:value-type="float">
            <text:p>5.522222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1.325" calcext:value-type="float">
            <text:p>121.325</text:p>
          </table:table-cell>
          <table:table-cell office:value-type="float" office:value="13.35" calcext:value-type="float">
            <text:p>13.3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9.694737" calcext:value-type="float">
            <text:p>199.694737</text:p>
          </table:table-cell>
          <table:table-cell office:value-type="float" office:value="6.747368" calcext:value-type="float">
            <text:p>6.747368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7.585526" calcext:value-type="float">
            <text:p>187.585526</text:p>
          </table:table-cell>
          <table:table-cell office:value-type="float" office:value="13.865789" calcext:value-type="float">
            <text:p>13.86578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10.4" calcext:value-type="float">
            <text:p>310.4</text:p>
          </table:table-cell>
          <table:table-cell office:value-type="float" office:value="9.25" calcext:value-type="float">
            <text:p>9.2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7.743056" calcext:value-type="float">
            <text:p>127.743056</text:p>
          </table:table-cell>
          <table:table-cell office:value-type="float" office:value="13.6875" calcext:value-type="float">
            <text:p>13.687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7.725" calcext:value-type="float">
            <text:p>197.725</text:p>
          </table:table-cell>
          <table:table-cell office:value-type="float" office:value="8.3625" calcext:value-type="float">
            <text:p>8.362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9.636765" calcext:value-type="float">
            <text:p>209.636765</text:p>
          </table:table-cell>
          <table:table-cell office:value-type="float" office:value="13.119118" calcext:value-type="float">
            <text:p>13.11911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19.808333" calcext:value-type="float">
            <text:p>319.808333</text:p>
          </table:table-cell>
          <table:table-cell office:value-type="float" office:value="9.291667" calcext:value-type="float">
            <text:p>9.291667</text:p>
          </table:table-cell>
          <table:table-cell office:value-type="float" office:value="0.000069" calcext:value-type="float">
            <text:p>6.9E-05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3.79375" calcext:value-type="float">
            <text:p>193.79375</text:p>
          </table:table-cell>
          <table:table-cell office:value-type="float" office:value="13.017188" calcext:value-type="float">
            <text:p>13.017188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6" calcext:value-type="float">
            <text:p>6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51.525" calcext:value-type="float">
            <text:p>251.525</text:p>
          </table:table-cell>
          <table:table-cell office:value-type="float" office:value="8.04375" calcext:value-type="float">
            <text:p>8.0437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2.418333" calcext:value-type="float">
            <text:p>152.418333</text:p>
          </table:table-cell>
          <table:table-cell office:value-type="float" office:value="12.826667" calcext:value-type="float">
            <text:p>12.82666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6.86" calcext:value-type="float">
            <text:p>186.86</text:p>
          </table:table-cell>
          <table:table-cell office:value-type="float" office:value="7.85" calcext:value-type="float">
            <text:p>7.8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88.260714" calcext:value-type="float">
            <text:p>88.260714</text:p>
          </table:table-cell>
          <table:table-cell office:value-type="float" office:value="12.807143" calcext:value-type="float">
            <text:p>12.80714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9.316667" calcext:value-type="float">
            <text:p>89.316667</text:p>
          </table:table-cell>
          <table:table-cell office:value-type="float" office:value="6.458333" calcext:value-type="float">
            <text:p>6.45833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38.163461" calcext:value-type="float">
            <text:p>238.163461</text:p>
          </table:table-cell>
          <table:table-cell office:value-type="float" office:value="12.359615" calcext:value-type="float">
            <text:p>12.35961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48.739286" calcext:value-type="float">
            <text:p>248.739286</text:p>
          </table:table-cell>
          <table:table-cell office:value-type="float" office:value="7.325" calcext:value-type="float">
            <text:p>7.32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32.472917" calcext:value-type="float">
            <text:p>232.472917</text:p>
          </table:table-cell>
          <table:table-cell office:value-type="float" office:value="12.04375" calcext:value-type="float">
            <text:p>12.0437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6" calcext:value-type="float">
            <text:p>6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58.44375" calcext:value-type="float">
            <text:p>258.44375</text:p>
          </table:table-cell>
          <table:table-cell office:value-type="float" office:value="6.915625" calcext:value-type="float">
            <text:p>6.91562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9.925" calcext:value-type="float">
            <text:p>189.925</text:p>
          </table:table-cell>
          <table:table-cell office:value-type="float" office:value="11.825" calcext:value-type="float">
            <text:p>11.82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71.772222" calcext:value-type="float">
            <text:p>171.772222</text:p>
          </table:table-cell>
          <table:table-cell office:value-type="float" office:value="6.202778" calcext:value-type="float">
            <text:p>6.202778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56.925" calcext:value-type="float">
            <text:p>156.925</text:p>
          </table:table-cell>
          <table:table-cell office:value-type="float" office:value="12.0275" calcext:value-type="float">
            <text:p>12.02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26.9325" calcext:value-type="float">
            <text:p>126.9325</text:p>
          </table:table-cell>
          <table:table-cell office:value-type="float" office:value="5.3975" calcext:value-type="float">
            <text:p>5.397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6.419444" calcext:value-type="float">
            <text:p>186.419444</text:p>
          </table:table-cell>
          <table:table-cell office:value-type="float" office:value="11.211111" calcext:value-type="float">
            <text:p>11.211111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6.456818" calcext:value-type="float">
            <text:p>146.456818</text:p>
          </table:table-cell>
          <table:table-cell office:value-type="float" office:value="5.163636" calcext:value-type="float">
            <text:p>5.163636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0.54375" calcext:value-type="float">
            <text:p>160.54375</text:p>
          </table:table-cell>
          <table:table-cell office:value-type="float" office:value="11.41875" calcext:value-type="float">
            <text:p>11.418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3.639583" calcext:value-type="float">
            <text:p>113.639583</text:p>
          </table:table-cell>
          <table:table-cell office:value-type="float" office:value="4.483333" calcext:value-type="float">
            <text:p>4.48333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2.457143" calcext:value-type="float">
            <text:p>182.457143</text:p>
          </table:table-cell>
          <table:table-cell office:value-type="float" office:value="11.642857" calcext:value-type="float">
            <text:p>11.64285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5.6" calcext:value-type="float">
            <text:p>105.6</text:p>
          </table:table-cell>
          <table:table-cell office:value-type="float" office:value="4.492308" calcext:value-type="float">
            <text:p>4.492308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8.925" calcext:value-type="float">
            <text:p>188.925</text:p>
          </table:table-cell>
          <table:table-cell office:value-type="float" office:value="11.833333" calcext:value-type="float">
            <text:p>11.83333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0.017857" calcext:value-type="float">
            <text:p>110.017857</text:p>
          </table:table-cell>
          <table:table-cell office:value-type="float" office:value="3.942857" calcext:value-type="float">
            <text:p>3.942857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23.1" calcext:value-type="float">
            <text:p>223.1</text:p>
          </table:table-cell>
          <table:table-cell office:value-type="float" office:value="10.27" calcext:value-type="float">
            <text:p>10.27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05.993333" calcext:value-type="float">
            <text:p>105.993333</text:p>
          </table:table-cell>
          <table:table-cell office:value-type="float" office:value="3.71" calcext:value-type="float">
            <text:p>3.71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9.74375" calcext:value-type="float">
            <text:p>209.74375</text:p>
          </table:table-cell>
          <table:table-cell office:value-type="float" office:value="10.43125" calcext:value-type="float">
            <text:p>10.4312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9.4125" calcext:value-type="float">
            <text:p>89.4125</text:p>
          </table:table-cell>
          <table:table-cell office:value-type="float" office:value="3.092188" calcext:value-type="float">
            <text:p>3.092188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40.583333" calcext:value-type="float">
            <text:p>140.583333</text:p>
          </table:table-cell>
          <table:table-cell office:value-type="float" office:value="10.45" calcext:value-type="float">
            <text:p>10.4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9.133824" calcext:value-type="float">
            <text:p>49.133824</text:p>
          </table:table-cell>
          <table:table-cell office:value-type="float" office:value="2.323529" calcext:value-type="float">
            <text:p>2.323529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32.95" calcext:value-type="float">
            <text:p>232.95</text:p>
          </table:table-cell>
          <table:table-cell office:value-type="float" office:value="10.7625" calcext:value-type="float">
            <text:p>10.762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7.766667" calcext:value-type="float">
            <text:p>67.766667</text:p>
          </table:table-cell>
          <table:table-cell office:value-type="float" office:value="2.201389" calcext:value-type="float">
            <text:p>2.201389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7.875" calcext:value-type="float">
            <text:p>197.875</text:p>
          </table:table-cell>
          <table:table-cell office:value-type="float" office:value="8.95" calcext:value-type="float">
            <text:p>8.9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35.776316" calcext:value-type="float">
            <text:p>35.776316</text:p>
          </table:table-cell>
          <table:table-cell office:value-type="float" office:value="1.489474" calcext:value-type="float">
            <text:p>1.489474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4.35375" calcext:value-type="float">
            <text:p>94.35375</text:p>
          </table:table-cell>
          <table:table-cell office:value-type="float" office:value="5.4" calcext:value-type="float">
            <text:p>5.4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85.005066" calcext:value-type="float">
            <text:p>85.005066</text:p>
          </table:table-cell>
          <table:table-cell office:value-type="float" office:value="14.026316" calcext:value-type="float">
            <text:p>14.02631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5.63" calcext:value-type="float">
            <text:p>155.63</text:p>
          </table:table-cell>
          <table:table-cell office:value-type="float" office:value="5.4875" calcext:value-type="float">
            <text:p>5.4875</text:p>
          </table:table-cell>
          <table:table-cell office:value-type="float" office:value="0.000634" calcext:value-type="float">
            <text:p>0.000634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21.139722" calcext:value-type="float">
            <text:p>121.139722</text:p>
          </table:table-cell>
          <table:table-cell office:value-type="float" office:value="13.776389" calcext:value-type="float">
            <text:p>13.77638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4.58125" calcext:value-type="float">
            <text:p>184.58125</text:p>
          </table:table-cell>
          <table:table-cell office:value-type="float" office:value="5.616667" calcext:value-type="float">
            <text:p>5.616667</text:p>
          </table:table-cell>
          <table:table-cell office:value-type="float" office:value="0.000581" calcext:value-type="float">
            <text:p>0.000581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7.403309" calcext:value-type="float">
            <text:p>177.403309</text:p>
          </table:table-cell>
          <table:table-cell office:value-type="float" office:value="13.691177" calcext:value-type="float">
            <text:p>13.69117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3.300312" calcext:value-type="float">
            <text:p>133.300312</text:p>
          </table:table-cell>
          <table:table-cell office:value-type="float" office:value="5.1625" calcext:value-type="float">
            <text:p>5.1625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17.106172" calcext:value-type="float">
            <text:p>117.106172</text:p>
          </table:table-cell>
          <table:table-cell office:value-type="float" office:value="13.025" calcext:value-type="float">
            <text:p>13.0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3.417" calcext:value-type="float">
            <text:p>263.417</text:p>
          </table:table-cell>
          <table:table-cell office:value-type="float" office:value="5.995" calcext:value-type="float">
            <text:p>5.995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496" calcext:value-type="float">
            <text:p>202.496</text:p>
          </table:table-cell>
          <table:table-cell office:value-type="float" office:value="12.888333" calcext:value-type="float">
            <text:p>12.888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8.370625" calcext:value-type="float">
            <text:p>208.370625</text:p>
          </table:table-cell>
          <table:table-cell office:value-type="float" office:value="5.525" calcext:value-type="float">
            <text:p>5.525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94.426875" calcext:value-type="float">
            <text:p>194.426875</text:p>
          </table:table-cell>
          <table:table-cell office:value-type="float" office:value="12.821428" calcext:value-type="float">
            <text:p>12.82142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4.810357" calcext:value-type="float">
            <text:p>224.810357</text:p>
          </table:table-cell>
          <table:table-cell office:value-type="float" office:value="5.832143" calcext:value-type="float">
            <text:p>5.832143</text:p>
          </table:table-cell>
          <table:table-cell office:value-type="float" office:value="0.000515" calcext:value-type="float">
            <text:p>0.00051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95.321346" calcext:value-type="float">
            <text:p>195.321346</text:p>
          </table:table-cell>
          <table:table-cell office:value-type="float" office:value="12.144231" calcext:value-type="float">
            <text:p>12.14423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9.399063" calcext:value-type="float">
            <text:p>169.399063</text:p>
          </table:table-cell>
          <table:table-cell office:value-type="float" office:value="4.921875" calcext:value-type="float">
            <text:p>4.921875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93.277708" calcext:value-type="float">
            <text:p>193.277708</text:p>
          </table:table-cell>
          <table:table-cell office:value-type="float" office:value="12.685417" calcext:value-type="float">
            <text:p>12.68541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8.3675" calcext:value-type="float">
            <text:p>168.3675</text:p>
          </table:table-cell>
          <table:table-cell office:value-type="float" office:value="4.855556" calcext:value-type="float">
            <text:p>4.855556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6.806136" calcext:value-type="float">
            <text:p>176.806136</text:p>
          </table:table-cell>
          <table:table-cell office:value-type="float" office:value="12.322727" calcext:value-type="float">
            <text:p>12.32272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2.3895" calcext:value-type="float">
            <text:p>182.3895</text:p>
          </table:table-cell>
          <table:table-cell office:value-type="float" office:value="5.1225" calcext:value-type="float">
            <text:p>5.1225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8.208" calcext:value-type="float">
            <text:p>178.208</text:p>
          </table:table-cell>
          <table:table-cell office:value-type="float" office:value="11.1825" calcext:value-type="float">
            <text:p>11.18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8.893523" calcext:value-type="float">
            <text:p>128.893523</text:p>
          </table:table-cell>
          <table:table-cell office:value-type="float" office:value="4.565909" calcext:value-type="float">
            <text:p>4.565909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42.51625" calcext:value-type="float">
            <text:p>142.51625</text:p>
          </table:table-cell>
          <table:table-cell office:value-type="float" office:value="11.291667" calcext:value-type="float">
            <text:p>11.29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1.884167" calcext:value-type="float">
            <text:p>141.884167</text:p>
          </table:table-cell>
          <table:table-cell office:value-type="float" office:value="4.410417" calcext:value-type="float">
            <text:p>4.410417</text:p>
          </table:table-cell>
          <table:table-cell office:value-type="float" office:value="0.002414" calcext:value-type="float">
            <text:p>0.002414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69.54875" calcext:value-type="float">
            <text:p>169.54875</text:p>
          </table:table-cell>
          <table:table-cell office:value-type="float" office:value="11.890625" calcext:value-type="float">
            <text:p>11.89062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9.796635" calcext:value-type="float">
            <text:p>229.796635</text:p>
          </table:table-cell>
          <table:table-cell office:value-type="float" office:value="5.165385" calcext:value-type="float">
            <text:p>5.165385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306.145536" calcext:value-type="float">
            <text:p>306.145536</text:p>
          </table:table-cell>
          <table:table-cell office:value-type="float" office:value="11.142857" calcext:value-type="float">
            <text:p>11.142857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1.403036" calcext:value-type="float">
            <text:p>111.403036</text:p>
          </table:table-cell>
          <table:table-cell office:value-type="float" office:value="3.925" calcext:value-type="float">
            <text:p>3.925</text:p>
          </table:table-cell>
          <table:table-cell office:value-type="float" office:value="0.005402" calcext:value-type="float">
            <text:p>0.005402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51.884583" calcext:value-type="float">
            <text:p>151.884583</text:p>
          </table:table-cell>
          <table:table-cell office:value-type="float" office:value="11.558333" calcext:value-type="float">
            <text:p>11.558333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84.118583" calcext:value-type="float">
            <text:p>84.118583</text:p>
          </table:table-cell>
          <table:table-cell office:value-type="float" office:value="3.828333" calcext:value-type="float">
            <text:p>3.828333</text:p>
          </table:table-cell>
          <table:table-cell office:value-type="float" office:value="0.005646" calcext:value-type="float">
            <text:p>0.00564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39.85925" calcext:value-type="float">
            <text:p>139.85925</text:p>
          </table:table-cell>
          <table:table-cell office:value-type="float" office:value="11.045" calcext:value-type="float">
            <text:p>11.04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59.302266" calcext:value-type="float">
            <text:p>159.302266</text:p>
          </table:table-cell>
          <table:table-cell office:value-type="float" office:value="5.089062" calcext:value-type="float">
            <text:p>5.089062</text:p>
          </table:table-cell>
          <table:table-cell office:value-type="float" office:value="0.005635" calcext:value-type="float">
            <text:p>0.00563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89.078438" calcext:value-type="float">
            <text:p>189.078438</text:p>
          </table:table-cell>
          <table:table-cell office:value-type="float" office:value="10.19375" calcext:value-type="float">
            <text:p>10.1937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5.7775" calcext:value-type="float">
            <text:p>195.7775</text:p>
          </table:table-cell>
          <table:table-cell office:value-type="float" office:value="5.411765" calcext:value-type="float">
            <text:p>5.411765</text:p>
          </table:table-cell>
          <table:table-cell office:value-type="float" office:value="0.006392" calcext:value-type="float">
            <text:p>0.006392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04.694167" calcext:value-type="float">
            <text:p>204.694167</text:p>
          </table:table-cell>
          <table:table-cell office:value-type="float" office:value="10.8" calcext:value-type="float">
            <text:p>10.8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05.890486" calcext:value-type="float">
            <text:p>205.890486</text:p>
          </table:table-cell>
          <table:table-cell office:value-type="float" office:value="5.591667" calcext:value-type="float">
            <text:p>5.591667</text:p>
          </table:table-cell>
          <table:table-cell office:value-type="float" office:value="0.005651" calcext:value-type="float">
            <text:p>0.005651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273.098125" calcext:value-type="float">
            <text:p>273.098125</text:p>
          </table:table-cell>
          <table:table-cell office:value-type="float" office:value="11" calcext:value-type="float">
            <text:p>11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7.406316" calcext:value-type="float">
            <text:p>117.406316</text:p>
          </table:table-cell>
          <table:table-cell office:value-type="float" office:value="4.226316" calcext:value-type="float">
            <text:p>4.226316</text:p>
          </table:table-cell>
          <table:table-cell office:value-type="float" office:value="0.005662" calcext:value-type="float">
            <text:p>0.005662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GVWY</text:p>
          </table:table-cell>
          <table:table-cell office:value-type="float" office:value="101.305" calcext:value-type="float">
            <text:p>101.305</text:p>
          </table:table-cell>
          <table:table-cell office:value-type="float" office:value="9.6" calcext:value-type="float">
            <text:p>9.6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7.740212" calcext:value-type="float">
            <text:p>237.740212</text:p>
          </table:table-cell>
          <table:table-cell office:value-type="float" office:value="11.225" calcext:value-type="float">
            <text:p>11.2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55.495252" calcext:value-type="float">
            <text:p>155.495252</text:p>
          </table:table-cell>
          <table:table-cell office:value-type="float" office:value="13.956579" calcext:value-type="float">
            <text:p>13.95657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4.889518" calcext:value-type="float">
            <text:p>294.889518</text:p>
          </table:table-cell>
          <table:table-cell office:value-type="float" office:value="11.575" calcext:value-type="float">
            <text:p>11.5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96.066442" calcext:value-type="float">
            <text:p>196.066442</text:p>
          </table:table-cell>
          <table:table-cell office:value-type="float" office:value="13.65" calcext:value-type="float">
            <text:p>13.6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47.788336" calcext:value-type="float">
            <text:p>347.788336</text:p>
          </table:table-cell>
          <table:table-cell office:value-type="float" office:value="11.916667" calcext:value-type="float">
            <text:p>11.916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42.259411" calcext:value-type="float">
            <text:p>242.259411</text:p>
          </table:table-cell>
          <table:table-cell office:value-type="float" office:value="13.267647" calcext:value-type="float">
            <text:p>13.26764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9.715115" calcext:value-type="float">
            <text:p>289.715115</text:p>
          </table:table-cell>
          <table:table-cell office:value-type="float" office:value="11.49375" calcext:value-type="float">
            <text:p>11.49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0.964971" calcext:value-type="float">
            <text:p>210.964971</text:p>
          </table:table-cell>
          <table:table-cell office:value-type="float" office:value="13.226562" calcext:value-type="float">
            <text:p>13.2265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9.861019" calcext:value-type="float">
            <text:p>179.861019</text:p>
          </table:table-cell>
          <table:table-cell office:value-type="float" office:value="11.145" calcext:value-type="float">
            <text:p>11.14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58.591327" calcext:value-type="float">
            <text:p>158.591327</text:p>
          </table:table-cell>
          <table:table-cell office:value-type="float" office:value="12.905" calcext:value-type="float">
            <text:p>12.90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4.117977" calcext:value-type="float">
            <text:p>284.117977</text:p>
          </table:table-cell>
          <table:table-cell office:value-type="float" office:value="10.2" calcext:value-type="float">
            <text:p>10.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83.949438" calcext:value-type="float">
            <text:p>283.949438</text:p>
          </table:table-cell>
          <table:table-cell office:value-type="float" office:value="13.289286" calcext:value-type="float">
            <text:p>13.28928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6.801924" calcext:value-type="float">
            <text:p>196.801924</text:p>
          </table:table-cell>
          <table:table-cell office:value-type="float" office:value="11.121429" calcext:value-type="float">
            <text:p>11.121429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4.37781" calcext:value-type="float">
            <text:p>174.37781</text:p>
          </table:table-cell>
          <table:table-cell office:value-type="float" office:value="12.630769" calcext:value-type="float">
            <text:p>12.63076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4.905985" calcext:value-type="float">
            <text:p>314.905985</text:p>
          </table:table-cell>
          <table:table-cell office:value-type="float" office:value="10.89375" calcext:value-type="float">
            <text:p>10.893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41.14601" calcext:value-type="float">
            <text:p>241.14601</text:p>
          </table:table-cell>
          <table:table-cell office:value-type="float" office:value="12.3" calcext:value-type="float">
            <text:p>12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1.307855" calcext:value-type="float">
            <text:p>211.307855</text:p>
          </table:table-cell>
          <table:table-cell office:value-type="float" office:value="9.866667" calcext:value-type="float">
            <text:p>9.86666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14.861755" calcext:value-type="float">
            <text:p>214.861755</text:p>
          </table:table-cell>
          <table:table-cell office:value-type="float" office:value="13.177273" calcext:value-type="float">
            <text:p>13.1772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6.056047" calcext:value-type="float">
            <text:p>246.056047</text:p>
          </table:table-cell>
          <table:table-cell office:value-type="float" office:value="11.0975" calcext:value-type="float">
            <text:p>11.097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631453" calcext:value-type="float">
            <text:p>202.631453</text:p>
          </table:table-cell>
          <table:table-cell office:value-type="float" office:value="11.8225" calcext:value-type="float">
            <text:p>11.82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8.058838" calcext:value-type="float">
            <text:p>198.058838</text:p>
          </table:table-cell>
          <table:table-cell office:value-type="float" office:value="10.806818" calcext:value-type="float">
            <text:p>10.80681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3.205865" calcext:value-type="float">
            <text:p>173.205865</text:p>
          </table:table-cell>
          <table:table-cell office:value-type="float" office:value="11.869444" calcext:value-type="float">
            <text:p>11.869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4.047729" calcext:value-type="float">
            <text:p>254.047729</text:p>
          </table:table-cell>
          <table:table-cell office:value-type="float" office:value="10.375" calcext:value-type="float">
            <text:p>10.37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48.119031" calcext:value-type="float">
            <text:p>248.119031</text:p>
          </table:table-cell>
          <table:table-cell office:value-type="float" office:value="12.26875" calcext:value-type="float">
            <text:p>12.26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1.829127" calcext:value-type="float">
            <text:p>241.829127</text:p>
          </table:table-cell>
          <table:table-cell office:value-type="float" office:value="10.894231" calcext:value-type="float">
            <text:p>10.89423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02.370906" calcext:value-type="float">
            <text:p>202.370906</text:p>
          </table:table-cell>
          <table:table-cell office:value-type="float" office:value="11.446428" calcext:value-type="float">
            <text:p>11.44642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5.358517" calcext:value-type="float">
            <text:p>205.358517</text:p>
          </table:table-cell>
          <table:table-cell office:value-type="float" office:value="10.753571" calcext:value-type="float">
            <text:p>10.75357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77.417626" calcext:value-type="float">
            <text:p>177.417626</text:p>
          </table:table-cell>
          <table:table-cell office:value-type="float" office:value="11.441667" calcext:value-type="float">
            <text:p>11.44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4.922003" calcext:value-type="float">
            <text:p>224.922003</text:p>
          </table:table-cell>
          <table:table-cell office:value-type="float" office:value="10.513333" calcext:value-type="float">
            <text:p>10.513333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41.21899" calcext:value-type="float">
            <text:p>241.21899</text:p>
          </table:table-cell>
          <table:table-cell office:value-type="float" office:value="11.75" calcext:value-type="float">
            <text:p>11.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1.321071" calcext:value-type="float">
            <text:p>151.321071</text:p>
          </table:table-cell>
          <table:table-cell office:value-type="float" office:value="10.801562" calcext:value-type="float">
            <text:p>10.801562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151.415715" calcext:value-type="float">
            <text:p>151.415715</text:p>
          </table:table-cell>
          <table:table-cell office:value-type="float" office:value="11.21875" calcext:value-type="float">
            <text:p>11.21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0.767432" calcext:value-type="float">
            <text:p>250.767432</text:p>
          </table:table-cell>
          <table:table-cell office:value-type="float" office:value="10.717647" calcext:value-type="float">
            <text:p>10.71764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35.25122" calcext:value-type="float">
            <text:p>235.25122</text:p>
          </table:table-cell>
          <table:table-cell office:value-type="float" office:value="11.116667" calcext:value-type="float">
            <text:p>11.11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8.203684" calcext:value-type="float">
            <text:p>188.203684</text:p>
          </table:table-cell>
          <table:table-cell office:value-type="float" office:value="10.641667" calcext:value-type="float">
            <text:p>10.641667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63.604344" calcext:value-type="float">
            <text:p>263.604344</text:p>
          </table:table-cell>
          <table:table-cell office:value-type="float" office:value="11.5" calcext:value-type="float">
            <text:p>11.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2.781737" calcext:value-type="float">
            <text:p>282.781737</text:p>
          </table:table-cell>
          <table:table-cell office:value-type="float" office:value="10.656579" calcext:value-type="float">
            <text:p>10.656579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5" calcext:value-type="float">
            <text:p>5E-06</text:p>
          </table:table-cell>
          <table:table-cell office:value-type="string" calcext:value-type="string">
            <text:p><text:s text:c="2"/>GVWY</text:p>
          </table:table-cell>
          <table:table-cell office:value-type="float" office:value="234.546993" calcext:value-type="float">
            <text:p>234.546993</text:p>
          </table:table-cell>
          <table:table-cell office:value-type="float" office:value="10.625" calcext:value-type="float">
            <text:p>10.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44.375" calcext:value-type="float">
            <text:p>244.375</text:p>
          </table:table-cell>
          <table:table-cell office:value-type="float" office:value="12.25" calcext:value-type="float">
            <text:p>12.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90.851316" calcext:value-type="float">
            <text:p>190.851316</text:p>
          </table:table-cell>
          <table:table-cell office:value-type="float" office:value="7.505263" calcext:value-type="float">
            <text:p>7.50526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1.2125" calcext:value-type="float">
            <text:p>251.2125</text:p>
          </table:table-cell>
          <table:table-cell office:value-type="float" office:value="12.275" calcext:value-type="float">
            <text:p>12.2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97.383333" calcext:value-type="float">
            <text:p>197.383333</text:p>
          </table:table-cell>
          <table:table-cell office:value-type="float" office:value="8.477778" calcext:value-type="float">
            <text:p>8.477778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13.716667" calcext:value-type="float">
            <text:p>213.716667</text:p>
          </table:table-cell>
          <table:table-cell office:value-type="float" office:value="12.075" calcext:value-type="float">
            <text:p>12.0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63.573529" calcext:value-type="float">
            <text:p>163.573529</text:p>
          </table:table-cell>
          <table:table-cell office:value-type="float" office:value="8.998529" calcext:value-type="float">
            <text:p>8.998529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2.2125" calcext:value-type="float">
            <text:p>252.2125</text:p>
          </table:table-cell>
          <table:table-cell office:value-type="float" office:value="12.61875" calcext:value-type="float">
            <text:p>12.618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99.157813" calcext:value-type="float">
            <text:p>199.157813</text:p>
          </table:table-cell>
          <table:table-cell office:value-type="float" office:value="10.101562" calcext:value-type="float">
            <text:p>10.1015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74.13" calcext:value-type="float">
            <text:p>274.13</text:p>
          </table:table-cell>
          <table:table-cell office:value-type="float" office:value="11.755" calcext:value-type="float">
            <text:p>11.75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1.996667" calcext:value-type="float">
            <text:p>241.996667</text:p>
          </table:table-cell>
          <table:table-cell office:value-type="float" office:value="10.511667" calcext:value-type="float">
            <text:p>10.51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82.4625" calcext:value-type="float">
            <text:p>282.4625</text:p>
          </table:table-cell>
          <table:table-cell office:value-type="float" office:value="11.795833" calcext:value-type="float">
            <text:p>11.7958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9.496429" calcext:value-type="float">
            <text:p>269.496429</text:p>
          </table:table-cell>
          <table:table-cell office:value-type="float" office:value="11.0625" calcext:value-type="float">
            <text:p>11.0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62.539286" calcext:value-type="float">
            <text:p>262.539286</text:p>
          </table:table-cell>
          <table:table-cell office:value-type="float" office:value="11.903571" calcext:value-type="float">
            <text:p>11.90357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5.069231" calcext:value-type="float">
            <text:p>265.069231</text:p>
          </table:table-cell>
          <table:table-cell office:value-type="float" office:value="11.109615" calcext:value-type="float">
            <text:p>11.10961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5.209375" calcext:value-type="float">
            <text:p>205.209375</text:p>
          </table:table-cell>
          <table:table-cell office:value-type="float" office:value="11.525" calcext:value-type="float">
            <text:p>11.5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61.88125" calcext:value-type="float">
            <text:p>261.88125</text:p>
          </table:table-cell>
          <table:table-cell office:value-type="float" office:value="11.208333" calcext:value-type="float">
            <text:p>11.208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58.111111" calcext:value-type="float">
            <text:p>258.111111</text:p>
          </table:table-cell>
          <table:table-cell office:value-type="float" office:value="11.911111" calcext:value-type="float">
            <text:p>11.911111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73.081818" calcext:value-type="float">
            <text:p>273.081818</text:p>
          </table:table-cell>
          <table:table-cell office:value-type="float" office:value="11.063636" calcext:value-type="float">
            <text:p>11.063636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2.6625" calcext:value-type="float">
            <text:p>192.6625</text:p>
          </table:table-cell>
          <table:table-cell office:value-type="float" office:value="11.6025" calcext:value-type="float">
            <text:p>11.60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9.44" calcext:value-type="float">
            <text:p>249.44</text:p>
          </table:table-cell>
          <table:table-cell office:value-type="float" office:value="11.4125" calcext:value-type="float">
            <text:p>11.4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96.147727" calcext:value-type="float">
            <text:p>196.147727</text:p>
          </table:table-cell>
          <table:table-cell office:value-type="float" office:value="11.902273" calcext:value-type="float">
            <text:p>11.90227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47.505556" calcext:value-type="float">
            <text:p>247.505556</text:p>
          </table:table-cell>
          <table:table-cell office:value-type="float" office:value="11.469444" calcext:value-type="float">
            <text:p>11.469444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7.8625" calcext:value-type="float">
            <text:p>167.8625</text:p>
          </table:table-cell>
          <table:table-cell office:value-type="float" office:value="12.314583" calcext:value-type="float">
            <text:p>12.31458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00.171875" calcext:value-type="float">
            <text:p>200.171875</text:p>
          </table:table-cell>
          <table:table-cell office:value-type="float" office:value="11.734375" calcext:value-type="float">
            <text:p>11.73437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32.478846" calcext:value-type="float">
            <text:p>232.478846</text:p>
          </table:table-cell>
          <table:table-cell office:value-type="float" office:value="12.788462" calcext:value-type="float">
            <text:p>12.78846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71.089286" calcext:value-type="float">
            <text:p>271.089286</text:p>
          </table:table-cell>
          <table:table-cell office:value-type="float" office:value="10.257143" calcext:value-type="float">
            <text:p>10.257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16.841071" calcext:value-type="float">
            <text:p>216.841071</text:p>
          </table:table-cell>
          <table:table-cell office:value-type="float" office:value="12.407143" calcext:value-type="float">
            <text:p>12.40714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95.5125" calcext:value-type="float">
            <text:p>295.5125</text:p>
          </table:table-cell>
          <table:table-cell office:value-type="float" office:value="11.308333" calcext:value-type="float">
            <text:p>11.30833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2.655" calcext:value-type="float">
            <text:p>182.655</text:p>
          </table:table-cell>
          <table:table-cell office:value-type="float" office:value="12.661667" calcext:value-type="float">
            <text:p>12.661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52.965" calcext:value-type="float">
            <text:p>252.965</text:p>
          </table:table-cell>
          <table:table-cell office:value-type="float" office:value="11.445" calcext:value-type="float">
            <text:p>11.44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208.114062" calcext:value-type="float">
            <text:p>208.114062</text:p>
          </table:table-cell>
          <table:table-cell office:value-type="float" office:value="12.615625" calcext:value-type="float">
            <text:p>12.615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308.2" calcext:value-type="float">
            <text:p>308.2</text:p>
          </table:table-cell>
          <table:table-cell office:value-type="float" office:value="11.7125" calcext:value-type="float">
            <text:p>11.71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65.051471" calcext:value-type="float">
            <text:p>165.051471</text:p>
          </table:table-cell>
          <table:table-cell office:value-type="float" office:value="12.973529" calcext:value-type="float">
            <text:p>12.97352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288.041667" calcext:value-type="float">
            <text:p>288.041667</text:p>
          </table:table-cell>
          <table:table-cell office:value-type="float" office:value="12.566667" calcext:value-type="float">
            <text:p>12.566667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25.3125" calcext:value-type="float">
            <text:p>125.3125</text:p>
          </table:table-cell>
          <table:table-cell office:value-type="float" office:value="13.7375" calcext:value-type="float">
            <text:p>13.737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189.4125" calcext:value-type="float">
            <text:p>189.4125</text:p>
          </table:table-cell>
          <table:table-cell office:value-type="float" office:value="11.0625" calcext:value-type="float">
            <text:p>11.0625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VWY</text:p>
          </table:table-cell>
          <table:table-cell office:value-type="float" office:value="183.981579" calcext:value-type="float">
            <text:p>183.981579</text:p>
          </table:table-cell>
          <table:table-cell office:value-type="float" office:value="13.763158" calcext:value-type="float">
            <text:p>13.763158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 text:c="2"/>SHVR</text:p>
          </table:table-cell>
          <table:table-cell office:value-type="float" office:value="332.375" calcext:value-type="float">
            <text:p>332.375</text:p>
          </table:table-cell>
          <table:table-cell office:value-type="float" office:value="11.3" calcext:value-type="float">
            <text:p>11.3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3.446058" calcext:value-type="float">
            <text:p>213.446058</text:p>
          </table:table-cell>
          <table:table-cell office:value-type="float" office:value="10.59079" calcext:value-type="float">
            <text:p>10.59079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35" calcext:value-type="float">
            <text:p>3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11.449894" calcext:value-type="float">
            <text:p>211.449894</text:p>
          </table:table-cell>
          <table:table-cell office:value-type="float" office:value="8.225" calcext:value-type="float">
            <text:p>8.225</text:p>
          </table:table-cell>
          <table:table-cell table:number-columns-repeated="2" office:value-type="float" office:value="0.000026" calcext:value-type="float">
            <text:p>2.6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6.639335" calcext:value-type="float">
            <text:p>146.639335</text:p>
          </table:table-cell>
          <table:table-cell office:value-type="float" office:value="9.454167" calcext:value-type="float">
            <text:p>9.454167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039" calcext:value-type="float">
            <text:p>3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9.033483" calcext:value-type="float">
            <text:p>99.033483</text:p>
          </table:table-cell>
          <table:table-cell office:value-type="float" office:value="6.9625" calcext:value-type="float">
            <text:p>6.9625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3" calcext:value-type="float">
            <text:p>3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17.663224" calcext:value-type="float">
            <text:p>317.663224</text:p>
          </table:table-cell>
          <table:table-cell office:value-type="float" office:value="10.295588" calcext:value-type="float">
            <text:p>10.295588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36" calcext:value-type="float">
            <text:p>3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60.275062" calcext:value-type="float">
            <text:p>260.275062</text:p>
          </table:table-cell>
          <table:table-cell office:value-type="float" office:value="7.425" calcext:value-type="float">
            <text:p>7.42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6.80628" calcext:value-type="float">
            <text:p>286.80628</text:p>
          </table:table-cell>
          <table:table-cell office:value-type="float" office:value="10.465625" calcext:value-type="float">
            <text:p>10.46562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032" calcext:value-type="float">
            <text:p>3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08.36863" calcext:value-type="float">
            <text:p>208.36863</text:p>
          </table:table-cell>
          <table:table-cell office:value-type="float" office:value="6.85" calcext:value-type="float">
            <text:p>6.8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71.109641" calcext:value-type="float">
            <text:p>371.109641</text:p>
          </table:table-cell>
          <table:table-cell office:value-type="float" office:value="10.421667" calcext:value-type="float">
            <text:p>10.421667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33.391076" calcext:value-type="float">
            <text:p>233.391076</text:p>
          </table:table-cell>
          <table:table-cell office:value-type="float" office:value="6.805" calcext:value-type="float">
            <text:p>6.805</text:p>
          </table:table-cell>
          <table:table-cell office:value-type="float" office:value="0.000034" calcext:value-type="float">
            <text:p>3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8.040799" calcext:value-type="float">
            <text:p>288.040799</text:p>
          </table:table-cell>
          <table:table-cell office:value-type="float" office:value="10.157143" calcext:value-type="float">
            <text:p>10.157143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27" calcext:value-type="float">
            <text:p>2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208.879801" calcext:value-type="float">
            <text:p>208.879801</text:p>
          </table:table-cell>
          <table:table-cell office:value-type="float" office:value="6.9" calcext:value-type="float">
            <text:p>6.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6" calcext:value-type="float">
            <text:p>2.6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47.771237" calcext:value-type="float">
            <text:p>147.771237</text:p>
          </table:table-cell>
          <table:table-cell office:value-type="float" office:value="10.007692" calcext:value-type="float">
            <text:p>10.007692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3.771273" calcext:value-type="float">
            <text:p>103.771273</text:p>
          </table:table-cell>
          <table:table-cell office:value-type="float" office:value="6.464286" calcext:value-type="float">
            <text:p>6.46428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53.124442" calcext:value-type="float">
            <text:p>253.124442</text:p>
          </table:table-cell>
          <table:table-cell office:value-type="float" office:value="9.7875" calcext:value-type="float">
            <text:p>9.787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63.663336" calcext:value-type="float">
            <text:p>163.663336</text:p>
          </table:table-cell>
          <table:table-cell office:value-type="float" office:value="6.20625" calcext:value-type="float">
            <text:p>6.2062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5.715253" calcext:value-type="float">
            <text:p>215.715253</text:p>
          </table:table-cell>
          <table:table-cell office:value-type="float" office:value="10.472727" calcext:value-type="float">
            <text:p>10.472727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7.386914" calcext:value-type="float">
            <text:p>127.386914</text:p>
          </table:table-cell>
          <table:table-cell office:value-type="float" office:value="5.744445" calcext:value-type="float">
            <text:p>5.74444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72.058503" calcext:value-type="float">
            <text:p>272.058503</text:p>
          </table:table-cell>
          <table:table-cell office:value-type="float" office:value="9.6175" calcext:value-type="float">
            <text:p>9.617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7.456497" calcext:value-type="float">
            <text:p>177.456497</text:p>
          </table:table-cell>
          <table:table-cell office:value-type="float" office:value="5.9775" calcext:value-type="float">
            <text:p>5.977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2.754147" calcext:value-type="float">
            <text:p>282.754147</text:p>
          </table:table-cell>
          <table:table-cell office:value-type="float" office:value="10.030556" calcext:value-type="float">
            <text:p>10.030556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75.428425" calcext:value-type="float">
            <text:p>175.428425</text:p>
          </table:table-cell>
          <table:table-cell office:value-type="float" office:value="5.602273" calcext:value-type="float">
            <text:p>5.602273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0.659748" calcext:value-type="float">
            <text:p>170.659748</text:p>
          </table:table-cell>
          <table:table-cell office:value-type="float" office:value="8.29375" calcext:value-type="float">
            <text:p>8.2937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7.064335" calcext:value-type="float">
            <text:p>107.064335</text:p>
          </table:table-cell>
          <table:table-cell office:value-type="float" office:value="4.275" calcext:value-type="float">
            <text:p>4.27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6.034626" calcext:value-type="float">
            <text:p>186.034626</text:p>
          </table:table-cell>
          <table:table-cell office:value-type="float" office:value="9.110714" calcext:value-type="float">
            <text:p>9.110714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0.535201" calcext:value-type="float">
            <text:p>90.535201</text:p>
          </table:table-cell>
          <table:table-cell office:value-type="float" office:value="4.348077" calcext:value-type="float">
            <text:p>4.348077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6.045426" calcext:value-type="float">
            <text:p>236.045426</text:p>
          </table:table-cell>
          <table:table-cell office:value-type="float" office:value="9.404167" calcext:value-type="float">
            <text:p>9.404167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6.455532" calcext:value-type="float">
            <text:p>126.455532</text:p>
          </table:table-cell>
          <table:table-cell office:value-type="float" office:value="4.733929" calcext:value-type="float">
            <text:p>4.73392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3.50485" calcext:value-type="float">
            <text:p>213.50485</text:p>
          </table:table-cell>
          <table:table-cell office:value-type="float" office:value="9.945" calcext:value-type="float">
            <text:p>9.945</text:p>
          </table:table-cell>
          <table:table-cell office:value-type="float" office:value="0.000136" calcext:value-type="float">
            <text:p>0.00013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93.746717" calcext:value-type="float">
            <text:p>93.746717</text:p>
          </table:table-cell>
          <table:table-cell office:value-type="float" office:value="4.358333" calcext:value-type="float">
            <text:p>4.358333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90.756708" calcext:value-type="float">
            <text:p>190.756708</text:p>
          </table:table-cell>
          <table:table-cell office:value-type="float" office:value="10.21875" calcext:value-type="float">
            <text:p>10.2187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5.12801" calcext:value-type="float">
            <text:p>75.12801</text:p>
          </table:table-cell>
          <table:table-cell office:value-type="float" office:value="3.992188" calcext:value-type="float">
            <text:p>3.992188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94.008709" calcext:value-type="float">
            <text:p>294.008709</text:p>
          </table:table-cell>
          <table:table-cell office:value-type="float" office:value="9.516667" calcext:value-type="float">
            <text:p>9.516667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4.530816" calcext:value-type="float">
            <text:p>114.530816</text:p>
          </table:table-cell>
          <table:table-cell office:value-type="float" office:value="3.652941" calcext:value-type="float">
            <text:p>3.652941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38.14668" calcext:value-type="float">
            <text:p>338.14668</text:p>
          </table:table-cell>
          <table:table-cell office:value-type="float" office:value="9" calcext:value-type="float">
            <text:p>9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15.779535" calcext:value-type="float">
            <text:p>115.779535</text:p>
          </table:table-cell>
          <table:table-cell office:value-type="float" office:value="3.186111" calcext:value-type="float">
            <text:p>3.186111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0.007471" calcext:value-type="float">
            <text:p>170.007471</text:p>
          </table:table-cell>
          <table:table-cell office:value-type="float" office:value="10.15" calcext:value-type="float">
            <text:p>10.1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6.749607" calcext:value-type="float">
            <text:p>46.749607</text:p>
          </table:table-cell>
          <table:table-cell office:value-type="float" office:value="2.318421" calcext:value-type="float">
            <text:p>2.318421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94.051184" calcext:value-type="float">
            <text:p>94.051184</text:p>
          </table:table-cell>
          <table:table-cell office:value-type="float" office:value="4.368421" calcext:value-type="float">
            <text:p>4.36842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82.2525" calcext:value-type="float">
            <text:p>182.2525</text:p>
          </table:table-cell>
          <table:table-cell office:value-type="float" office:value="7.2" calcext:value-type="float">
            <text:p>7.2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0.938819" calcext:value-type="float">
            <text:p>140.938819</text:p>
          </table:table-cell>
          <table:table-cell office:value-type="float" office:value="5.184722" calcext:value-type="float">
            <text:p>5.184722</text:p>
          </table:table-cell>
          <table:table-cell office:value-type="float" office:value="0.000599" calcext:value-type="float">
            <text:p>0.000599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197.750625" calcext:value-type="float">
            <text:p>197.750625</text:p>
          </table:table-cell>
          <table:table-cell office:value-type="float" office:value="6.6875" calcext:value-type="float">
            <text:p>6.68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1.718603" calcext:value-type="float">
            <text:p>271.718603</text:p>
          </table:table-cell>
          <table:table-cell office:value-type="float" office:value="6.25" calcext:value-type="float">
            <text:p>6.25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25.38625" calcext:value-type="float">
            <text:p>225.38625</text:p>
          </table:table-cell>
          <table:table-cell office:value-type="float" office:value="5.683333" calcext:value-type="float">
            <text:p>5.6833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9.930937" calcext:value-type="float">
            <text:p>199.930937</text:p>
          </table:table-cell>
          <table:table-cell office:value-type="float" office:value="5.557812" calcext:value-type="float">
            <text:p>5.557812</text:p>
          </table:table-cell>
          <table:table-cell office:value-type="float" office:value="0.000622" calcext:value-type="float">
            <text:p>0.000622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61.01375" calcext:value-type="float">
            <text:p>261.01375</text:p>
          </table:table-cell>
          <table:table-cell office:value-type="float" office:value="6.95625" calcext:value-type="float">
            <text:p>6.956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5.6315" calcext:value-type="float">
            <text:p>235.6315</text:p>
          </table:table-cell>
          <table:table-cell office:value-type="float" office:value="5.64" calcext:value-type="float">
            <text:p>5.64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C</text:p>
          </table:table-cell>
          <table:table-cell office:value-type="float" office:value="298.5655" calcext:value-type="float">
            <text:p>298.5655</text:p>
          </table:table-cell>
          <table:table-cell office:value-type="float" office:value="7.47" calcext:value-type="float">
            <text:p>7.4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9.587054" calcext:value-type="float">
            <text:p>149.587054</text:p>
          </table:table-cell>
          <table:table-cell office:value-type="float" office:value="5.425" calcext:value-type="float">
            <text:p>5.425</text:p>
          </table:table-cell>
          <table:table-cell office:value-type="float" office:value="0.003958" calcext:value-type="float">
            <text:p>0.003958</text:p>
          </table:table-cell>
          <table:table-cell office:value-type="float" office:value="0.000011" calcext:value-type="float">
            <text:p>1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4.201042" calcext:value-type="float">
            <text:p>154.201042</text:p>
          </table:table-cell>
          <table:table-cell office:value-type="float" office:value="5.75" calcext:value-type="float">
            <text:p>5.7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5.547788" calcext:value-type="float">
            <text:p>135.547788</text:p>
          </table:table-cell>
          <table:table-cell office:value-type="float" office:value="5.407692" calcext:value-type="float">
            <text:p>5.407692</text:p>
          </table:table-cell>
          <table:table-cell office:value-type="float" office:value="0.006128" calcext:value-type="float">
            <text:p>0.00612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62.821964" calcext:value-type="float">
            <text:p>162.821964</text:p>
          </table:table-cell>
          <table:table-cell office:value-type="float" office:value="5.95" calcext:value-type="float">
            <text:p>5.9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8.391354" calcext:value-type="float">
            <text:p>188.391354</text:p>
          </table:table-cell>
          <table:table-cell office:value-type="float" office:value="6.027083" calcext:value-type="float">
            <text:p>6.027083</text:p>
          </table:table-cell>
          <table:table-cell office:value-type="float" office:value="0.006071" calcext:value-type="float">
            <text:p>0.006071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3.294219" calcext:value-type="float">
            <text:p>193.294219</text:p>
          </table:table-cell>
          <table:table-cell office:value-type="float" office:value="6.646875" calcext:value-type="float">
            <text:p>6.64687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9.933977" calcext:value-type="float">
            <text:p>179.933977</text:p>
          </table:table-cell>
          <table:table-cell office:value-type="float" office:value="6.368182" calcext:value-type="float">
            <text:p>6.368182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2.925139" calcext:value-type="float">
            <text:p>172.925139</text:p>
          </table:table-cell>
          <table:table-cell office:value-type="float" office:value="6.466667" calcext:value-type="float">
            <text:p>6.466667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99.562625" calcext:value-type="float">
            <text:p>199.562625</text:p>
          </table:table-cell>
          <table:table-cell office:value-type="float" office:value="6.415" calcext:value-type="float">
            <text:p>6.415</text:p>
          </table:table-cell>
          <table:table-cell office:value-type="float" office:value="0.005998" calcext:value-type="float">
            <text:p>0.00599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4.924875" calcext:value-type="float">
            <text:p>194.924875</text:p>
          </table:table-cell>
          <table:table-cell office:value-type="float" office:value="6.515" calcext:value-type="float">
            <text:p>6.51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58.134444" calcext:value-type="float">
            <text:p>258.134444</text:p>
          </table:table-cell>
          <table:table-cell office:value-type="float" office:value="7.011111" calcext:value-type="float">
            <text:p>7.011111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4.651364" calcext:value-type="float">
            <text:p>214.651364</text:p>
          </table:table-cell>
          <table:table-cell office:value-type="float" office:value="6.863636" calcext:value-type="float">
            <text:p>6.86363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3.819531" calcext:value-type="float">
            <text:p>223.819531</text:p>
          </table:table-cell>
          <table:table-cell office:value-type="float" office:value="7.440625" calcext:value-type="float">
            <text:p>7.440625</text:p>
          </table:table-cell>
          <table:table-cell office:value-type="float" office:value="0.005802" calcext:value-type="float">
            <text:p>0.005802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2.278646" calcext:value-type="float">
            <text:p>172.278646</text:p>
          </table:table-cell>
          <table:table-cell office:value-type="float" office:value="6.035417" calcext:value-type="float">
            <text:p>6.03541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21.986071" calcext:value-type="float">
            <text:p>221.986071</text:p>
          </table:table-cell>
          <table:table-cell office:value-type="float" office:value="7.021429" calcext:value-type="float">
            <text:p>7.021429</text:p>
          </table:table-cell>
          <table:table-cell office:value-type="float" office:value="0.005642" calcext:value-type="float">
            <text:p>0.005642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7.8325" calcext:value-type="float">
            <text:p>157.8325</text:p>
          </table:table-cell>
          <table:table-cell office:value-type="float" office:value="5.65" calcext:value-type="float">
            <text:p>5.6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2.838333" calcext:value-type="float">
            <text:p>262.838333</text:p>
          </table:table-cell>
          <table:table-cell office:value-type="float" office:value="7.675" calcext:value-type="float">
            <text:p>7.675</text:p>
          </table:table-cell>
          <table:table-cell office:value-type="float" office:value="0.006199" calcext:value-type="float">
            <text:p>0.006199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8.747857" calcext:value-type="float">
            <text:p>148.747857</text:p>
          </table:table-cell>
          <table:table-cell office:value-type="float" office:value="5.496429" calcext:value-type="float">
            <text:p>5.496429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66.42225" calcext:value-type="float">
            <text:p>266.42225</text:p>
          </table:table-cell>
          <table:table-cell office:value-type="float" office:value="7.06" calcext:value-type="float">
            <text:p>7.06</text:p>
          </table:table-cell>
          <table:table-cell office:value-type="float" office:value="0.00528" calcext:value-type="float">
            <text:p>0.00528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74.602583" calcext:value-type="float">
            <text:p>174.602583</text:p>
          </table:table-cell>
          <table:table-cell office:value-type="float" office:value="5.673333" calcext:value-type="float">
            <text:p>5.67333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73.388125" calcext:value-type="float">
            <text:p>273.388125</text:p>
          </table:table-cell>
          <table:table-cell office:value-type="float" office:value="8.025" calcext:value-type="float">
            <text:p>8.025</text:p>
          </table:table-cell>
          <table:table-cell office:value-type="float" office:value="0.00581" calcext:value-type="float">
            <text:p>0.00581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05.870156" calcext:value-type="float">
            <text:p>205.870156</text:p>
          </table:table-cell>
          <table:table-cell office:value-type="float" office:value="6.440625" calcext:value-type="float">
            <text:p>6.44062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4.97375" calcext:value-type="float">
            <text:p>174.97375</text:p>
          </table:table-cell>
          <table:table-cell office:value-type="float" office:value="7.058333" calcext:value-type="float">
            <text:p>7.058333</text:p>
          </table:table-cell>
          <table:table-cell office:value-type="float" office:value="0.005781" calcext:value-type="float">
            <text:p>0.005781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20.482574" calcext:value-type="float">
            <text:p>120.482574</text:p>
          </table:table-cell>
          <table:table-cell office:value-type="float" office:value="5.180882" calcext:value-type="float">
            <text:p>5.180882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18.958125" calcext:value-type="float">
            <text:p>218.958125</text:p>
          </table:table-cell>
          <table:table-cell office:value-type="float" office:value="7.6" calcext:value-type="float">
            <text:p>7.6</text:p>
          </table:table-cell>
          <table:table-cell office:value-type="float" office:value="0.007578" calcext:value-type="float">
            <text:p>0.007578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1.864375" calcext:value-type="float">
            <text:p>151.864375</text:p>
          </table:table-cell>
          <table:table-cell office:value-type="float" office:value="6.088889" calcext:value-type="float">
            <text:p>6.088889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339.87875" calcext:value-type="float">
            <text:p>339.87875</text:p>
          </table:table-cell>
          <table:table-cell office:value-type="float" office:value="7.3" calcext:value-type="float">
            <text:p>7.3</text:p>
          </table:table-cell>
          <table:table-cell office:value-type="float" office:value="0.004835" calcext:value-type="float">
            <text:p>0.004835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57.859013" calcext:value-type="float">
            <text:p>257.859013</text:p>
          </table:table-cell>
          <table:table-cell office:value-type="float" office:value="7.707895" calcext:value-type="float">
            <text:p>7.70789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77.102611" calcext:value-type="float">
            <text:p>177.102611</text:p>
          </table:table-cell>
          <table:table-cell office:value-type="float" office:value="10.603948" calcext:value-type="float">
            <text:p>10.603948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4" calcext:value-type="float">
            <text:p>4E-06</text:p>
          </table:table-cell>
          <table:table-cell office:value-type="string" calcext:value-type="string">
            <text:p><text:s text:c="2"/>GDX</text:p>
          </table:table-cell>
          <table:table-cell office:value-type="float" office:value="66.975385" calcext:value-type="float">
            <text:p>66.975385</text:p>
          </table:table-cell>
          <table:table-cell office:value-type="float" office:value="3.625" calcext:value-type="float">
            <text:p>3.625</text:p>
          </table:table-cell>
          <table:table-cell office:value-type="float" office:value="0.000742" calcext:value-type="float">
            <text:p>0.00074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7.569667" calcext:value-type="float">
            <text:p>247.569667</text:p>
          </table:table-cell>
          <table:table-cell office:value-type="float" office:value="10.461111" calcext:value-type="float">
            <text:p>10.461111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59.922997" calcext:value-type="float">
            <text:p>159.922997</text:p>
          </table:table-cell>
          <table:table-cell office:value-type="float" office:value="4.85" calcext:value-type="float">
            <text:p>4.85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4.133181" calcext:value-type="float">
            <text:p>224.133181</text:p>
          </table:table-cell>
          <table:table-cell office:value-type="float" office:value="10.694118" calcext:value-type="float">
            <text:p>10.69411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22.678642" calcext:value-type="float">
            <text:p>122.678642</text:p>
          </table:table-cell>
          <table:table-cell office:value-type="float" office:value="4.383333" calcext:value-type="float">
            <text:p>4.383333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6.884982" calcext:value-type="float">
            <text:p>236.884982</text:p>
          </table:table-cell>
          <table:table-cell office:value-type="float" office:value="10.040625" calcext:value-type="float">
            <text:p>10.0406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82.410071" calcext:value-type="float">
            <text:p>182.410071</text:p>
          </table:table-cell>
          <table:table-cell office:value-type="float" office:value="5.375" calcext:value-type="float">
            <text:p>5.375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7.160672" calcext:value-type="float">
            <text:p>227.160672</text:p>
          </table:table-cell>
          <table:table-cell office:value-type="float" office:value="10.25" calcext:value-type="float">
            <text:p>10.25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56.297984" calcext:value-type="float">
            <text:p>156.297984</text:p>
          </table:table-cell>
          <table:table-cell office:value-type="float" office:value="5.08" calcext:value-type="float">
            <text:p>5.08</text:p>
          </table:table-cell>
          <table:table-cell office:value-type="float" office:value="0.000596" calcext:value-type="float">
            <text:p>0.00059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26.858149" calcext:value-type="float">
            <text:p>326.858149</text:p>
          </table:table-cell>
          <table:table-cell office:value-type="float" office:value="10.082143" calcext:value-type="float">
            <text:p>10.082143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227.01432" calcext:value-type="float">
            <text:p>227.01432</text:p>
          </table:table-cell>
          <table:table-cell office:value-type="float" office:value="5.533333" calcext:value-type="float">
            <text:p>5.533333</text:p>
          </table:table-cell>
          <table:table-cell office:value-type="float" office:value="0.000643" calcext:value-type="float">
            <text:p>0.000643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0.634398" calcext:value-type="float">
            <text:p>230.634398</text:p>
          </table:table-cell>
          <table:table-cell office:value-type="float" office:value="10.007692" calcext:value-type="float">
            <text:p>10.007692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54.553976" calcext:value-type="float">
            <text:p>154.553976</text:p>
          </table:table-cell>
          <table:table-cell office:value-type="float" office:value="4.821429" calcext:value-type="float">
            <text:p>4.821429</text:p>
          </table:table-cell>
          <table:table-cell office:value-type="float" office:value="0.000686" calcext:value-type="float">
            <text:p>0.00068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7.257182" calcext:value-type="float">
            <text:p>217.257182</text:p>
          </table:table-cell>
          <table:table-cell office:value-type="float" office:value="10.247917" calcext:value-type="float">
            <text:p>10.24791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28.079853" calcext:value-type="float">
            <text:p>128.079853</text:p>
          </table:table-cell>
          <table:table-cell office:value-type="float" office:value="4.884375" calcext:value-type="float">
            <text:p>4.884375</text:p>
          </table:table-cell>
          <table:table-cell office:value-type="float" office:value="0.000683" calcext:value-type="float">
            <text:p>0.000683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415544" calcext:value-type="float">
            <text:p>244.415544</text:p>
          </table:table-cell>
          <table:table-cell office:value-type="float" office:value="9.759091" calcext:value-type="float">
            <text:p>9.75909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80.967113" calcext:value-type="float">
            <text:p>180.967113</text:p>
          </table:table-cell>
          <table:table-cell office:value-type="float" office:value="5.372222" calcext:value-type="float">
            <text:p>5.372222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1.12888" calcext:value-type="float">
            <text:p>181.12888</text:p>
          </table:table-cell>
          <table:table-cell office:value-type="float" office:value="9.4625" calcext:value-type="float">
            <text:p>9.462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23.62612" calcext:value-type="float">
            <text:p>123.62612</text:p>
          </table:table-cell>
          <table:table-cell office:value-type="float" office:value="4.9725" calcext:value-type="float">
            <text:p>4.9725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7.898627" calcext:value-type="float">
            <text:p>287.898627</text:p>
          </table:table-cell>
          <table:table-cell office:value-type="float" office:value="9.030556" calcext:value-type="float">
            <text:p>9.030556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213.342033" calcext:value-type="float">
            <text:p>213.342033</text:p>
          </table:table-cell>
          <table:table-cell office:value-type="float" office:value="5.893182" calcext:value-type="float">
            <text:p>5.893182</text:p>
          </table:table-cell>
          <table:table-cell office:value-type="float" office:value="0.00061" calcext:value-type="float">
            <text:p>0.00061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5.502412" calcext:value-type="float">
            <text:p>225.502412</text:p>
          </table:table-cell>
          <table:table-cell office:value-type="float" office:value="10.196875" calcext:value-type="float">
            <text:p>10.19687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31.029642" calcext:value-type="float">
            <text:p>131.029642</text:p>
          </table:table-cell>
          <table:table-cell office:value-type="float" office:value="4.86875" calcext:value-type="float">
            <text:p>4.86875</text:p>
          </table:table-cell>
          <table:table-cell office:value-type="float" office:value="0.000609" calcext:value-type="float">
            <text:p>0.000609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187522" calcext:value-type="float">
            <text:p>260.187522</text:p>
          </table:table-cell>
          <table:table-cell office:value-type="float" office:value="10.089286" calcext:value-type="float">
            <text:p>10.08928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49.881719" calcext:value-type="float">
            <text:p>149.881719</text:p>
          </table:table-cell>
          <table:table-cell office:value-type="float" office:value="5.125" calcext:value-type="float">
            <text:p>5.125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0.6357" calcext:value-type="float">
            <text:p>230.6357</text:p>
          </table:table-cell>
          <table:table-cell office:value-type="float" office:value="9.745833" calcext:value-type="float">
            <text:p>9.745833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52.120414" calcext:value-type="float">
            <text:p>152.120414</text:p>
          </table:table-cell>
          <table:table-cell office:value-type="float" office:value="4.926786" calcext:value-type="float">
            <text:p>4.926786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66.989865" calcext:value-type="float">
            <text:p>166.989865</text:p>
          </table:table-cell>
          <table:table-cell office:value-type="float" office:value="9.66" calcext:value-type="float">
            <text:p>9.66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15.858378" calcext:value-type="float">
            <text:p>115.858378</text:p>
          </table:table-cell>
          <table:table-cell office:value-type="float" office:value="4.603333" calcext:value-type="float">
            <text:p>4.603333</text:p>
          </table:table-cell>
          <table:table-cell office:value-type="float" office:value="0.000594" calcext:value-type="float">
            <text:p>0.000594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4.942785" calcext:value-type="float">
            <text:p>244.942785</text:p>
          </table:table-cell>
          <table:table-cell office:value-type="float" office:value="9.625" calcext:value-type="float">
            <text:p>9.62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GDX</text:p>
          </table:table-cell>
          <table:table-cell office:value-type="float" office:value="153.156491" calcext:value-type="float">
            <text:p>153.156491</text:p>
          </table:table-cell>
          <table:table-cell office:value-type="float" office:value="4.94375" calcext:value-type="float">
            <text:p>4.94375</text:p>
          </table:table-cell>
          <table:table-cell office:value-type="float" office:value="0.000574" calcext:value-type="float">
            <text:p>0.000574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68.560786" calcext:value-type="float">
            <text:p>368.560786</text:p>
          </table:table-cell>
          <table:table-cell office:value-type="float" office:value="9.641667" calcext:value-type="float">
            <text:p>9.64166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GDX</text:p>
          </table:table-cell>
          <table:table-cell office:value-type="float" office:value="235.899567" calcext:value-type="float">
            <text:p>235.899567</text:p>
          </table:table-cell>
          <table:table-cell office:value-type="float" office:value="5.960294" calcext:value-type="float">
            <text:p>5.960294</text:p>
          </table:table-cell>
          <table:table-cell office:value-type="float" office:value="0.002868" calcext:value-type="float">
            <text:p>0.002868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6.151869" calcext:value-type="float">
            <text:p>236.151869</text:p>
          </table:table-cell>
          <table:table-cell office:value-type="float" office:value="9.0875" calcext:value-type="float">
            <text:p>9.087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36.672015" calcext:value-type="float">
            <text:p>136.672015</text:p>
          </table:table-cell>
          <table:table-cell office:value-type="float" office:value="4.751389" calcext:value-type="float">
            <text:p>4.751389</text:p>
          </table:table-cell>
          <table:table-cell office:value-type="float" office:value="0.005179" calcext:value-type="float">
            <text:p>0.005179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58.214381" calcext:value-type="float">
            <text:p>158.214381</text:p>
          </table:table-cell>
          <table:table-cell office:value-type="float" office:value="7.95" calcext:value-type="float">
            <text:p>7.95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GDX</text:p>
          </table:table-cell>
          <table:table-cell office:value-type="float" office:value="120.417664" calcext:value-type="float">
            <text:p>120.417664</text:p>
          </table:table-cell>
          <table:table-cell office:value-type="float" office:value="4.555263" calcext:value-type="float">
            <text:p>4.555263</text:p>
          </table:table-cell>
          <table:table-cell office:value-type="float" office:value="0.005815" calcext:value-type="float">
            <text:p>0.00581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8.875" calcext:value-type="float">
            <text:p>168.875</text:p>
          </table:table-cell>
          <table:table-cell office:value-type="float" office:value="6.55" calcext:value-type="float">
            <text:p>6.55</text:p>
          </table:table-cell>
          <table:table-cell office:value-type="float" office:value="0.000045" calcext:value-type="float">
            <text:p>4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4.725" calcext:value-type="float">
            <text:p>44.725</text:p>
          </table:table-cell>
          <table:table-cell office:value-type="float" office:value="1.660526" calcext:value-type="float">
            <text:p>1.660526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13.25" calcext:value-type="float">
            <text:p>213.25</text:p>
          </table:table-cell>
          <table:table-cell office:value-type="float" office:value="7.125" calcext:value-type="float">
            <text:p>7.12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2.495834" calcext:value-type="float">
            <text:p>62.495834</text:p>
          </table:table-cell>
          <table:table-cell office:value-type="float" office:value="2.369445" calcext:value-type="float">
            <text:p>2.36944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73.091667" calcext:value-type="float">
            <text:p>173.091667</text:p>
          </table:table-cell>
          <table:table-cell office:value-type="float" office:value="6.416667" calcext:value-type="float">
            <text:p>6.416667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5.942647" calcext:value-type="float">
            <text:p>65.942647</text:p>
          </table:table-cell>
          <table:table-cell office:value-type="float" office:value="2.805882" calcext:value-type="float">
            <text:p>2.805882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7.06875" calcext:value-type="float">
            <text:p>167.06875</text:p>
          </table:table-cell>
          <table:table-cell office:value-type="float" office:value="6.59375" calcext:value-type="float">
            <text:p>6.5937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61.071875" calcext:value-type="float">
            <text:p>61.071875</text:p>
          </table:table-cell>
          <table:table-cell office:value-type="float" office:value="3.142187" calcext:value-type="float">
            <text:p>3.14218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3.74" calcext:value-type="float">
            <text:p>143.74</text:p>
          </table:table-cell>
          <table:table-cell office:value-type="float" office:value="5.91" calcext:value-type="float">
            <text:p>5.91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4.328334" calcext:value-type="float">
            <text:p>84.328334</text:p>
          </table:table-cell>
          <table:table-cell office:value-type="float" office:value="3.886667" calcext:value-type="float">
            <text:p>3.886667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29.816667" calcext:value-type="float">
            <text:p>229.816667</text:p>
          </table:table-cell>
          <table:table-cell office:value-type="float" office:value="6.495833" calcext:value-type="float">
            <text:p>6.49583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0.108929" calcext:value-type="float">
            <text:p>130.108929</text:p>
          </table:table-cell>
          <table:table-cell office:value-type="float" office:value="4.544643" calcext:value-type="float">
            <text:p>4.544643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53.15" calcext:value-type="float">
            <text:p>253.15</text:p>
          </table:table-cell>
          <table:table-cell office:value-type="float" office:value="7.175" calcext:value-type="float">
            <text:p>7.17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2.625" calcext:value-type="float">
            <text:p>152.625</text:p>
          </table:table-cell>
          <table:table-cell office:value-type="float" office:value="5.155769" calcext:value-type="float">
            <text:p>5.155769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20.63125" calcext:value-type="float">
            <text:p>220.63125</text:p>
          </table:table-cell>
          <table:table-cell office:value-type="float" office:value="7.2875" calcext:value-type="float">
            <text:p>7.28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4.233333" calcext:value-type="float">
            <text:p>144.233333</text:p>
          </table:table-cell>
          <table:table-cell office:value-type="float" office:value="5.725" calcext:value-type="float">
            <text:p>5.7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84.861111" calcext:value-type="float">
            <text:p>184.861111</text:p>
          </table:table-cell>
          <table:table-cell office:value-type="float" office:value="6.863889" calcext:value-type="float">
            <text:p>6.863889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2.188636" calcext:value-type="float">
            <text:p>152.188636</text:p>
          </table:table-cell>
          <table:table-cell office:value-type="float" office:value="6.111364" calcext:value-type="float">
            <text:p>6.111364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84.6925" calcext:value-type="float">
            <text:p>84.6925</text:p>
          </table:table-cell>
          <table:table-cell office:value-type="float" office:value="5.4975" calcext:value-type="float">
            <text:p>5.497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86.585" calcext:value-type="float">
            <text:p>86.585</text:p>
          </table:table-cell>
          <table:table-cell office:value-type="float" office:value="5.6175" calcext:value-type="float">
            <text:p>5.617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03.081818" calcext:value-type="float">
            <text:p>203.081818</text:p>
          </table:table-cell>
          <table:table-cell office:value-type="float" office:value="6.490909" calcext:value-type="float">
            <text:p>6.490909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99.516667" calcext:value-type="float">
            <text:p>199.516667</text:p>
          </table:table-cell>
          <table:table-cell office:value-type="float" office:value="7.3" calcext:value-type="float">
            <text:p>7.3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2.658333" calcext:value-type="float">
            <text:p>162.658333</text:p>
          </table:table-cell>
          <table:table-cell office:value-type="float" office:value="6.514583" calcext:value-type="float">
            <text:p>6.514583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9.90625" calcext:value-type="float">
            <text:p>169.90625</text:p>
          </table:table-cell>
          <table:table-cell office:value-type="float" office:value="7.571875" calcext:value-type="float">
            <text:p>7.57187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36.848077" calcext:value-type="float">
            <text:p>136.848077</text:p>
          </table:table-cell>
          <table:table-cell office:value-type="float" office:value="6.196154" calcext:value-type="float">
            <text:p>6.196154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80.885714" calcext:value-type="float">
            <text:p>180.885714</text:p>
          </table:table-cell>
          <table:table-cell office:value-type="float" office:value="8.442857" calcext:value-type="float">
            <text:p>8.442857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54.041071" calcext:value-type="float">
            <text:p>154.041071</text:p>
          </table:table-cell>
          <table:table-cell office:value-type="float" office:value="6.3125" calcext:value-type="float">
            <text:p>6.312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3.7125" calcext:value-type="float">
            <text:p>213.7125</text:p>
          </table:table-cell>
          <table:table-cell office:value-type="float" office:value="9.079167" calcext:value-type="float">
            <text:p>9.079167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43.033333" calcext:value-type="float">
            <text:p>243.033333</text:p>
          </table:table-cell>
          <table:table-cell office:value-type="float" office:value="7.016667" calcext:value-type="float">
            <text:p>7.01666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24.765" calcext:value-type="float">
            <text:p>324.765</text:p>
          </table:table-cell>
          <table:table-cell office:value-type="float" office:value="9.99" calcext:value-type="float">
            <text:p>9.99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68.526563" calcext:value-type="float">
            <text:p>168.526563</text:p>
          </table:table-cell>
          <table:table-cell office:value-type="float" office:value="6.339062" calcext:value-type="float">
            <text:p>6.339062</text:p>
          </table:table-cell>
          <table:table-cell office:value-type="float" office:value="0.000056" calcext:value-type="float">
            <text:p>5.6E-05</text:p>
          </table:table-cell>
          <table:table-cell office:value-type="float" office:value="0.000009" calcext:value-type="float">
            <text:p>9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70.63125" calcext:value-type="float">
            <text:p>270.63125</text:p>
          </table:table-cell>
          <table:table-cell office:value-type="float" office:value="9.90625" calcext:value-type="float">
            <text:p>9.9062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99.483824" calcext:value-type="float">
            <text:p>199.483824</text:p>
          </table:table-cell>
          <table:table-cell office:value-type="float" office:value="6.419118" calcext:value-type="float">
            <text:p>6.419118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58.608333" calcext:value-type="float">
            <text:p>358.608333</text:p>
          </table:table-cell>
          <table:table-cell office:value-type="float" office:value="11.475" calcext:value-type="float">
            <text:p>11.475</text:p>
          </table:table-cell>
          <table:table-cell office:value-type="float" office:value="0.000044" calcext:value-type="float">
            <text:p>4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235.055556" calcext:value-type="float">
            <text:p>235.055556</text:p>
          </table:table-cell>
          <table:table-cell office:value-type="float" office:value="7.104167" calcext:value-type="float">
            <text:p>7.104167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<text:s text:c="2"/>ZIP</text:p>
          </table:table-cell>
          <table:table-cell office:value-type="float" office:value="445.0875" calcext:value-type="float">
            <text:p>445.0875</text:p>
          </table:table-cell>
          <table:table-cell office:value-type="float" office:value="12.4125" calcext:value-type="float">
            <text:p>12.412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string" calcext:value-type="string">
            <text:p><text:s/>ZIC</text:p>
          </table:table-cell>
          <table:table-cell office:value-type="float" office:value="141.393421" calcext:value-type="float">
            <text:p>141.393421</text:p>
          </table:table-cell>
          <table:table-cell office:value-type="float" office:value="5.853947" calcext:value-type="float">
            <text:p>5.853947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7" calcext:value-type="float">
            <text:p>7E-06</text:p>
          </table:table-cell>
          <table:table-cell office:value-type="string" calcext:value-type="string">
            <text:p><text:s text:c="2"/>ZIP</text:p>
          </table:table-cell>
          <table:table-cell office:value-type="float" office:value="330.75" calcext:value-type="float">
            <text:p>330.75</text:p>
          </table:table-cell>
          <table:table-cell office:value-type="float" office:value="12.475" calcext:value-type="float">
            <text:p>12.47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5.165585" calcext:value-type="float">
            <text:p>225.165585</text:p>
          </table:table-cell>
          <table:table-cell office:value-type="float" office:value="10.876316" calcext:value-type="float">
            <text:p>10.876316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36" calcext:value-type="float">
            <text:p>3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32.953879" calcext:value-type="float">
            <text:p>132.953879</text:p>
          </table:table-cell>
          <table:table-cell office:value-type="float" office:value="4.9" calcext:value-type="float">
            <text:p>4.9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4.912232" calcext:value-type="float">
            <text:p>234.912232</text:p>
          </table:table-cell>
          <table:table-cell office:value-type="float" office:value="10.801389" calcext:value-type="float">
            <text:p>10.801389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4" calcext:value-type="float">
            <text:p>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40.514915" calcext:value-type="float">
            <text:p>240.514915</text:p>
          </table:table-cell>
          <table:table-cell office:value-type="float" office:value="8.1375" calcext:value-type="float">
            <text:p>8.13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28.387216" calcext:value-type="float">
            <text:p>228.387216</text:p>
          </table:table-cell>
          <table:table-cell office:value-type="float" office:value="11.086765" calcext:value-type="float">
            <text:p>11.08676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34" calcext:value-type="float">
            <text:p>3.4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4.955778" calcext:value-type="float">
            <text:p>194.955778</text:p>
          </table:table-cell>
          <table:table-cell office:value-type="float" office:value="6.375" calcext:value-type="float">
            <text:p>6.37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7.3148" calcext:value-type="float">
            <text:p>237.3148</text:p>
          </table:table-cell>
          <table:table-cell office:value-type="float" office:value="11.18125" calcext:value-type="float">
            <text:p>11.1812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29" calcext:value-type="float">
            <text:p>2.9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38.897051" calcext:value-type="float">
            <text:p>138.897051</text:p>
          </table:table-cell>
          <table:table-cell office:value-type="float" office:value="5.1375" calcext:value-type="float">
            <text:p>5.137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1.323732" calcext:value-type="float">
            <text:p>201.323732</text:p>
          </table:table-cell>
          <table:table-cell office:value-type="float" office:value="11.28" calcext:value-type="float">
            <text:p>11.28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20.638804" calcext:value-type="float">
            <text:p>120.638804</text:p>
          </table:table-cell>
          <table:table-cell office:value-type="float" office:value="5.1" calcext:value-type="float">
            <text:p>5.1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05" calcext:value-type="float">
            <text:p>5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33.104008" calcext:value-type="float">
            <text:p>133.104008</text:p>
          </table:table-cell>
          <table:table-cell office:value-type="float" office:value="11.555357" calcext:value-type="float">
            <text:p>11.555357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77.544815" calcext:value-type="float">
            <text:p>77.544815</text:p>
          </table:table-cell>
          <table:table-cell office:value-type="float" office:value="4.4375" calcext:value-type="float">
            <text:p>4.437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0.474704" calcext:value-type="float">
            <text:p>260.474704</text:p>
          </table:table-cell>
          <table:table-cell office:value-type="float" office:value="11.190385" calcext:value-type="float">
            <text:p>11.190385</text:p>
          </table:table-cell>
          <table:table-cell office:value-type="float" office:value="0.0001" calcext:value-type="float">
            <text:p>1E-04</text:p>
          </table:table-cell>
          <table:table-cell office:value-type="float" office:value="0.000025" calcext:value-type="float">
            <text:p>2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04.039835" calcext:value-type="float">
            <text:p>204.039835</text:p>
          </table:table-cell>
          <table:table-cell office:value-type="float" office:value="6.925" calcext:value-type="float">
            <text:p>6.9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4.065327" calcext:value-type="float">
            <text:p>184.065327</text:p>
          </table:table-cell>
          <table:table-cell office:value-type="float" office:value="11.4125" calcext:value-type="float">
            <text:p>11.412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45.164509" calcext:value-type="float">
            <text:p>145.164509</text:p>
          </table:table-cell>
          <table:table-cell office:value-type="float" office:value="6.00625" calcext:value-type="float">
            <text:p>6.0062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1.528948" calcext:value-type="float">
            <text:p>231.528948</text:p>
          </table:table-cell>
          <table:table-cell office:value-type="float" office:value="11.813636" calcext:value-type="float">
            <text:p>11.813636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5.261842" calcext:value-type="float">
            <text:p>155.261842</text:p>
          </table:table-cell>
          <table:table-cell office:value-type="float" office:value="6.283333" calcext:value-type="float">
            <text:p>6.283333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67.623733" calcext:value-type="float">
            <text:p>267.623733</text:p>
          </table:table-cell>
          <table:table-cell office:value-type="float" office:value="11.7625" calcext:value-type="float">
            <text:p>11.762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23" calcext:value-type="float">
            <text:p>2.3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21.103767" calcext:value-type="float">
            <text:p>221.103767</text:p>
          </table:table-cell>
          <table:table-cell office:value-type="float" office:value="6.7425" calcext:value-type="float">
            <text:p>6.742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43.32285" calcext:value-type="float">
            <text:p>243.32285</text:p>
          </table:table-cell>
          <table:table-cell office:value-type="float" office:value="11.947222" calcext:value-type="float">
            <text:p>11.947222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16" calcext:value-type="float">
            <text:p>1.6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86.088123" calcext:value-type="float">
            <text:p>186.088123</text:p>
          </table:table-cell>
          <table:table-cell office:value-type="float" office:value="6.288636" calcext:value-type="float">
            <text:p>6.288636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10.406628" calcext:value-type="float">
            <text:p>210.406628</text:p>
          </table:table-cell>
          <table:table-cell office:value-type="float" office:value="11.95" calcext:value-type="float">
            <text:p>11.9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022" calcext:value-type="float">
            <text:p>2.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66.180998" calcext:value-type="float">
            <text:p>166.180998</text:p>
          </table:table-cell>
          <table:table-cell office:value-type="float" office:value="6.445833" calcext:value-type="float">
            <text:p>6.445833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06.674966" calcext:value-type="float">
            <text:p>206.674966</text:p>
          </table:table-cell>
          <table:table-cell office:value-type="float" office:value="12.885714" calcext:value-type="float">
            <text:p>12.885714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35.223095" calcext:value-type="float">
            <text:p>135.223095</text:p>
          </table:table-cell>
          <table:table-cell office:value-type="float" office:value="5.815385" calcext:value-type="float">
            <text:p>5.81538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8.796513" calcext:value-type="float">
            <text:p>238.796513</text:p>
          </table:table-cell>
          <table:table-cell office:value-type="float" office:value="12.666667" calcext:value-type="float">
            <text:p>12.666667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15" calcext:value-type="float">
            <text:p>1.5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58.60328" calcext:value-type="float">
            <text:p>158.60328</text:p>
          </table:table-cell>
          <table:table-cell office:value-type="float" office:value="5.957143" calcext:value-type="float">
            <text:p>5.957143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87.893375" calcext:value-type="float">
            <text:p>187.893375</text:p>
          </table:table-cell>
          <table:table-cell office:value-type="float" office:value="12.84" calcext:value-type="float">
            <text:p>12.84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09.910542" calcext:value-type="float">
            <text:p>109.910542</text:p>
          </table:table-cell>
          <table:table-cell office:value-type="float" office:value="5.563333" calcext:value-type="float">
            <text:p>5.56333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39.721252" calcext:value-type="float">
            <text:p>239.721252</text:p>
          </table:table-cell>
          <table:table-cell office:value-type="float" office:value="11.9625" calcext:value-type="float">
            <text:p>11.962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14.091562" calcext:value-type="float">
            <text:p>214.091562</text:p>
          </table:table-cell>
          <table:table-cell office:value-type="float" office:value="6.775" calcext:value-type="float">
            <text:p>6.77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375.76785" calcext:value-type="float">
            <text:p>375.76785</text:p>
          </table:table-cell>
          <table:table-cell office:value-type="float" office:value="12.75" calcext:value-type="float">
            <text:p>12.75</text:p>
          </table:table-cell>
          <table:table-cell office:value-type="float" office:value="0.000075" calcext:value-type="float">
            <text:p>7.5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251.540968" calcext:value-type="float">
            <text:p>251.540968</text:p>
          </table:table-cell>
          <table:table-cell office:value-type="float" office:value="7.314706" calcext:value-type="float">
            <text:p>7.314706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07" calcext:value-type="float">
            <text:p>7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286.555449" calcext:value-type="float">
            <text:p>286.555449</text:p>
          </table:table-cell>
          <table:table-cell office:value-type="float" office:value="13.7" calcext:value-type="float">
            <text:p>13.7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93.671617" calcext:value-type="float">
            <text:p>193.671617</text:p>
          </table:table-cell>
          <table:table-cell office:value-type="float" office:value="6.291667" calcext:value-type="float">
            <text:p>6.291667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<text:s/>AA</text:p>
          </table:table-cell>
          <table:table-cell office:value-type="float" office:value="122.036339" calcext:value-type="float">
            <text:p>122.036339</text:p>
          </table:table-cell>
          <table:table-cell office:value-type="float" office:value="12.175" calcext:value-type="float">
            <text:p>12.17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C</text:p>
          </table:table-cell>
          <table:table-cell office:value-type="float" office:value="112.845456" calcext:value-type="float">
            <text:p>112.845456</text:p>
          </table:table-cell>
          <table:table-cell office:value-type="float" office:value="5.380263" calcext:value-type="float">
            <text:p>5.380263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3.08" calcext:value-type="float">
            <text:p>143.08</text:p>
          </table:table-cell>
          <table:table-cell office:value-type="float" office:value="4.872368" calcext:value-type="float">
            <text:p>4.872368</text:p>
          </table:table-cell>
          <table:table-cell office:value-type="float" office:value="0.000595" calcext:value-type="float">
            <text:p>0.00059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4.83" calcext:value-type="float">
            <text:p>134.83</text:p>
          </table:table-cell>
          <table:table-cell office:value-type="float" office:value="7.225" calcext:value-type="float">
            <text:p>7.2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18.122708" calcext:value-type="float">
            <text:p>118.122708</text:p>
          </table:table-cell>
          <table:table-cell office:value-type="float" office:value="4.572222" calcext:value-type="float">
            <text:p>4.572222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0.933125" calcext:value-type="float">
            <text:p>140.933125</text:p>
          </table:table-cell>
          <table:table-cell office:value-type="float" office:value="5.925" calcext:value-type="float">
            <text:p>5.92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5.577353" calcext:value-type="float">
            <text:p>185.577353</text:p>
          </table:table-cell>
          <table:table-cell office:value-type="float" office:value="5.427941" calcext:value-type="float">
            <text:p>5.427941</text:p>
          </table:table-cell>
          <table:table-cell office:value-type="float" office:value="0.000562" calcext:value-type="float">
            <text:p>0.000562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3.628333" calcext:value-type="float">
            <text:p>143.628333</text:p>
          </table:table-cell>
          <table:table-cell office:value-type="float" office:value="5.158333" calcext:value-type="float">
            <text:p>5.158333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2.154297" calcext:value-type="float">
            <text:p>122.154297</text:p>
          </table:table-cell>
          <table:table-cell office:value-type="float" office:value="5.096875" calcext:value-type="float">
            <text:p>5.096875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34.226562" calcext:value-type="float">
            <text:p>134.226562</text:p>
          </table:table-cell>
          <table:table-cell office:value-type="float" office:value="5.0375" calcext:value-type="float">
            <text:p>5.03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34.243" calcext:value-type="float">
            <text:p>234.243</text:p>
          </table:table-cell>
          <table:table-cell office:value-type="float" office:value="5.555" calcext:value-type="float">
            <text:p>5.555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210.776" calcext:value-type="float">
            <text:p>210.776</text:p>
          </table:table-cell>
          <table:table-cell office:value-type="float" office:value="5.515" calcext:value-type="float">
            <text:p>5.51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7.385982" calcext:value-type="float">
            <text:p>177.385982</text:p>
          </table:table-cell>
          <table:table-cell office:value-type="float" office:value="5.1875" calcext:value-type="float">
            <text:p>5.1875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63.795208" calcext:value-type="float">
            <text:p>163.795208</text:p>
          </table:table-cell>
          <table:table-cell office:value-type="float" office:value="5.279167" calcext:value-type="float">
            <text:p>5.279167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72.402885" calcext:value-type="float">
            <text:p>172.402885</text:p>
          </table:table-cell>
          <table:table-cell office:value-type="float" office:value="4.773077" calcext:value-type="float">
            <text:p>4.773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50.205357" calcext:value-type="float">
            <text:p>150.205357</text:p>
          </table:table-cell>
          <table:table-cell office:value-type="float" office:value="4.964286" calcext:value-type="float">
            <text:p>4.964286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9.735104" calcext:value-type="float">
            <text:p>189.735104</text:p>
          </table:table-cell>
          <table:table-cell office:value-type="float" office:value="5.252083" calcext:value-type="float">
            <text:p>5.252083</text:p>
          </table:table-cell>
          <table:table-cell office:value-type="float" office:value="0.000528" calcext:value-type="float">
            <text:p>0.000528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17.453594" calcext:value-type="float">
            <text:p>117.453594</text:p>
          </table:table-cell>
          <table:table-cell office:value-type="float" office:value="4.696875" calcext:value-type="float">
            <text:p>4.6968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248.503864" calcext:value-type="float">
            <text:p>248.503864</text:p>
          </table:table-cell>
          <table:table-cell office:value-type="float" office:value="5.834091" calcext:value-type="float">
            <text:p>5.834091</text:p>
          </table:table-cell>
          <table:table-cell office:value-type="float" office:value="0.000656" calcext:value-type="float">
            <text:p>0.000656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146.056389" calcext:value-type="float">
            <text:p>146.056389</text:p>
          </table:table-cell>
          <table:table-cell office:value-type="float" office:value="4.819444" calcext:value-type="float">
            <text:p>4.819444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23.014875" calcext:value-type="float">
            <text:p>123.014875</text:p>
          </table:table-cell>
          <table:table-cell office:value-type="float" office:value="5.1125" calcext:value-type="float">
            <text:p>5.112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 text:c="2"/>ZIP</text:p>
          </table:table-cell>
          <table:table-cell office:value-type="float" office:value="95.915125" calcext:value-type="float">
            <text:p>95.915125</text:p>
          </table:table-cell>
          <table:table-cell office:value-type="float" office:value="4.2175" calcext:value-type="float">
            <text:p>4.217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8.455556" calcext:value-type="float">
            <text:p>148.455556</text:p>
          </table:table-cell>
          <table:table-cell office:value-type="float" office:value="4.927778" calcext:value-type="float">
            <text:p>4.927778</text:p>
          </table:table-cell>
          <table:table-cell office:value-type="float" office:value="0.004611" calcext:value-type="float">
            <text:p>0.004611</text:p>
          </table:table-cell>
          <table:table-cell office:value-type="float" office:value="0.000014" calcext:value-type="float">
            <text:p>1.4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29.652273" calcext:value-type="float">
            <text:p>129.652273</text:p>
          </table:table-cell>
          <table:table-cell office:value-type="float" office:value="4.668182" calcext:value-type="float">
            <text:p>4.668182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1.193594" calcext:value-type="float">
            <text:p>181.193594</text:p>
          </table:table-cell>
          <table:table-cell office:value-type="float" office:value="5.1875" calcext:value-type="float">
            <text:p>5.1875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105.850104" calcext:value-type="float">
            <text:p>105.850104</text:p>
          </table:table-cell>
          <table:table-cell office:value-type="float" office:value="3.975" calcext:value-type="float">
            <text:p>3.975</text:p>
          </table:table-cell>
          <table:table-cell office:value-type="float" office:value="0.000058" calcext:value-type="float">
            <text:p>5.8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1.537679" calcext:value-type="float">
            <text:p>141.537679</text:p>
          </table:table-cell>
          <table:table-cell office:value-type="float" office:value="5.128571" calcext:value-type="float">
            <text:p>5.128571</text:p>
          </table:table-cell>
          <table:table-cell office:value-type="float" office:value="0.006399" calcext:value-type="float">
            <text:p>0.006399</text:p>
          </table:table-cell>
          <table:table-cell office:value-type="float" office:value="0.000018" calcext:value-type="float">
            <text:p>1.8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4.581634" calcext:value-type="float">
            <text:p>84.581634</text:p>
          </table:table-cell>
          <table:table-cell office:value-type="float" office:value="3.626923" calcext:value-type="float">
            <text:p>3.626923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6.910833" calcext:value-type="float">
            <text:p>136.910833</text:p>
          </table:table-cell>
          <table:table-cell office:value-type="float" office:value="5.133333" calcext:value-type="float">
            <text:p>5.133333</text:p>
          </table:table-cell>
          <table:table-cell office:value-type="float" office:value="0.00536" calcext:value-type="float">
            <text:p>0.00536</text:p>
          </table:table-cell>
          <table:table-cell office:value-type="float" office:value="0.000017" calcext:value-type="float">
            <text:p>1.7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9.009643" calcext:value-type="float">
            <text:p>79.009643</text:p>
          </table:table-cell>
          <table:table-cell office:value-type="float" office:value="3.289286" calcext:value-type="float">
            <text:p>3.28928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38.5075" calcext:value-type="float">
            <text:p>138.5075</text:p>
          </table:table-cell>
          <table:table-cell office:value-type="float" office:value="5.005" calcext:value-type="float">
            <text:p>5.005</text:p>
          </table:table-cell>
          <table:table-cell office:value-type="float" office:value="0.005418" calcext:value-type="float">
            <text:p>0.005418</text:p>
          </table:table-cell>
          <table:table-cell office:value-type="float" office:value="0.000019" calcext:value-type="float">
            <text:p>1.9E-05</text:p>
          </table:table-cell>
          <table:table-cell office:value-type="string" calcext:value-type="string">
            <text:p><text:s text:c="2"/>ZIP</text:p>
          </table:table-cell>
          <table:table-cell office:value-type="float" office:value="71.485833" calcext:value-type="float">
            <text:p>71.485833</text:p>
          </table:table-cell>
          <table:table-cell office:value-type="float" office:value="2.925" calcext:value-type="float">
            <text:p>2.92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65.959375" calcext:value-type="float">
            <text:p>165.959375</text:p>
          </table:table-cell>
          <table:table-cell office:value-type="float" office:value="5.425" calcext:value-type="float">
            <text:p>5.425</text:p>
          </table:table-cell>
          <table:table-cell office:value-type="float" office:value="0.005541" calcext:value-type="float">
            <text:p>0.005541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87.575781" calcext:value-type="float">
            <text:p>87.575781</text:p>
          </table:table-cell>
          <table:table-cell office:value-type="float" office:value="3.278125" calcext:value-type="float">
            <text:p>3.27812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80.717083" calcext:value-type="float">
            <text:p>180.717083</text:p>
          </table:table-cell>
          <table:table-cell office:value-type="float" office:value="5.5" calcext:value-type="float">
            <text:p>5.5</text:p>
          </table:table-cell>
          <table:table-cell office:value-type="float" office:value="0.005511" calcext:value-type="float">
            <text:p>0.005511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7.877868" calcext:value-type="float">
            <text:p>67.877868</text:p>
          </table:table-cell>
          <table:table-cell office:value-type="float" office:value="2.738235" calcext:value-type="float">
            <text:p>2.73823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2.15125" calcext:value-type="float">
            <text:p>142.15125</text:p>
          </table:table-cell>
          <table:table-cell office:value-type="float" office:value="4.1625" calcext:value-type="float">
            <text:p>4.1625</text:p>
          </table:table-cell>
          <table:table-cell office:value-type="float" office:value="0.005285" calcext:value-type="float">
            <text:p>0.005285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61.005417" calcext:value-type="float">
            <text:p>61.005417</text:p>
          </table:table-cell>
          <table:table-cell office:value-type="float" office:value="2.101389" calcext:value-type="float">
            <text:p>2.101389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string" calcext:value-type="string">
            <text:p><text:s/>GDX</text:p>
          </table:table-cell>
          <table:table-cell office:value-type="float" office:value="145.595" calcext:value-type="float">
            <text:p>145.595</text:p>
          </table:table-cell>
          <table:table-cell office:value-type="float" office:value="4.475" calcext:value-type="float">
            <text:p>4.475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00021" calcext:value-type="float">
            <text:p>2.1E-05</text:p>
          </table:table-cell>
          <table:table-cell office:value-type="string" calcext:value-type="string">
            <text:p><text:s text:c="2"/>ZIP</text:p>
          </table:table-cell>
          <table:table-cell office:value-type="float" office:value="46.741053" calcext:value-type="float">
            <text:p>46.741053</text:p>
          </table:table-cell>
          <table:table-cell office:value-type="float" office:value="1.69079" calcext:value-type="float">
            <text:p>1.69079</text:p>
          </table:table-cell>
          <table:table-cell office:value-type="float" office:value="0.000049" calcext:value-type="float">
            <text:p>4.9E-05</text:p>
          </table:table-cell>
          <table:table-cell office:value-type="float" office:value="0.000019" calcext:value-type="float">
            <text:p>1.9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8T12:13:35.431179522</meta:creation-date>
    <dc:date>2020-08-08T12:20:56.950652345</dc:date>
    <meta:editing-duration>PT7M27S</meta:editing-duration>
    <meta:editing-cycles>1</meta:editing-cycles>
    <meta:document-statistic meta:table-count="1" meta:cell-count="2850" meta:object-count="0"/>
    <meta:generator>LibreOffice/6.0.7.3$Linux_X86_64 LibreOffice_project/00m0$Build-3</meta:generator>
  </office:meta>
</office:document-meta>
</file>